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l_tracker_base" table:style-name="ta1">
        <table:shapes>
          <draw:frame draw:z-index="0" draw:style-name="gr1" draw:text-style-name="P1" svg:width="397.91mm" svg:height="222.86mm" svg:x="88.27mm" svg:y="1.06mm">
            <loext:p draw:notify-on-update-of-ranges="sol_tracker_base.A1:sol_tracker_base.A1 sol_tracker_base.A2:sol_tracker_base.A1894 sol_tracker_base.B1:sol_tracker_base.B1 sol_tracker_base.B2:sol_tracker_base.B18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tial solution</text:p>
          </table:table-cell>
          <table:table-cell office:value-type="string" calcext:value-type="string">
            <text:p>value per swap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23000" calcext:value-type="float">
            <text:p>3899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45000" calcext:value-type="float">
            <text:p>38964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3000" calcext:value-type="float">
            <text:p>3893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88000" calcext:value-type="float">
            <text:p>3889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74000" calcext:value-type="float">
            <text:p>3889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94000" calcext:value-type="float">
            <text:p>3888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56000" calcext:value-type="float">
            <text:p>3888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1000" calcext:value-type="float">
            <text:p>3888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4000" calcext:value-type="float">
            <text:p>3888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8000" calcext:value-type="float">
            <text:p>3888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7000" calcext:value-type="float">
            <text:p>3888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5000" calcext:value-type="float">
            <text:p>3888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8000" calcext:value-type="float">
            <text:p>3888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27000" calcext:value-type="float">
            <text:p>3887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24000" calcext:value-type="float">
            <text:p>3887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2000" calcext:value-type="float">
            <text:p>3886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9000" calcext:value-type="float">
            <text:p>3886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0000" calcext:value-type="float">
            <text:p>3886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45000" calcext:value-type="float">
            <text:p>38844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60000" calcext:value-type="float">
            <text:p>3883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9000" calcext:value-type="float">
            <text:p>3883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85000" calcext:value-type="float">
            <text:p>3882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84000" calcext:value-type="float">
            <text:p>3882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81000" calcext:value-type="float">
            <text:p>38828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44000" calcext:value-type="float">
            <text:p>3876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41000" calcext:value-type="float">
            <text:p>3876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03000" calcext:value-type="float">
            <text:p>3876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599000" calcext:value-type="float">
            <text:p>38759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543000" calcext:value-type="float">
            <text:p>387543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8000" calcext:value-type="float">
            <text:p>3898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3000" calcext:value-type="float">
            <text:p>3898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4000" calcext:value-type="float">
            <text:p>3898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38000" calcext:value-type="float">
            <text:p>3898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62000" calcext:value-type="float">
            <text:p>38986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1000" calcext:value-type="float">
            <text:p>3897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7000" calcext:value-type="float">
            <text:p>3892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4000" calcext:value-type="float">
            <text:p>3893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8000" calcext:value-type="float">
            <text:p>3893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3000" calcext:value-type="float">
            <text:p>38925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78000" calcext:value-type="float">
            <text:p>3891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84000" calcext:value-type="float">
            <text:p>3891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1000" calcext:value-type="float">
            <text:p>3891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0000" calcext:value-type="float">
            <text:p>38913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0000" calcext:value-type="float">
            <text:p>38924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1000" calcext:value-type="float">
            <text:p>3892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4000" calcext:value-type="float">
            <text:p>3892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4000" calcext:value-type="float">
            <text:p>3892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79000" calcext:value-type="float">
            <text:p>3892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2000" calcext:value-type="float">
            <text:p>3893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7000" calcext:value-type="float">
            <text:p>3892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3000" calcext:value-type="float">
            <text:p>3892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01000" calcext:value-type="float">
            <text:p>3892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04000" calcext:value-type="float">
            <text:p>3892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3000" calcext:value-type="float">
            <text:p>3892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36000" calcext:value-type="float">
            <text:p>3888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88000" calcext:value-type="float">
            <text:p>3887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82000" calcext:value-type="float">
            <text:p>3887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3000" calcext:value-type="float">
            <text:p>38875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3000" calcext:value-type="float">
            <text:p>388753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46000" calcext:value-type="float">
            <text:p>3896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68000" calcext:value-type="float">
            <text:p>38966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8000" calcext:value-type="float">
            <text:p>38955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7000" calcext:value-type="float">
            <text:p>3895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6000" calcext:value-type="float">
            <text:p>3895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9000" calcext:value-type="float">
            <text:p>3895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89000" calcext:value-type="float">
            <text:p>3894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74000" calcext:value-type="float">
            <text:p>3893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73000" calcext:value-type="float">
            <text:p>3893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73000" calcext:value-type="float">
            <text:p>3893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7000" calcext:value-type="float">
            <text:p>3892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6000" calcext:value-type="float">
            <text:p>3892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78000" calcext:value-type="float">
            <text:p>3892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2000" calcext:value-type="float">
            <text:p>3892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85000" calcext:value-type="float">
            <text:p>3891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81000" calcext:value-type="float">
            <text:p>38918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59000" calcext:value-type="float">
            <text:p>3891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47000" calcext:value-type="float">
            <text:p>3891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46000" calcext:value-type="float">
            <text:p>3891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2000" calcext:value-type="float">
            <text:p>3891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5000" calcext:value-type="float">
            <text:p>3888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0000" calcext:value-type="float">
            <text:p>3885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86000" calcext:value-type="float">
            <text:p>3885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43000" calcext:value-type="float">
            <text:p>3882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42000" calcext:value-type="float">
            <text:p>3882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34000" calcext:value-type="float">
            <text:p>3882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8000" calcext:value-type="float">
            <text:p>3882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7000" calcext:value-type="float">
            <text:p>3882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56000" calcext:value-type="float">
            <text:p>388156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6000" calcext:value-type="float">
            <text:p>3899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5000" calcext:value-type="float">
            <text:p>3899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2000" calcext:value-type="float">
            <text:p>38990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60000" calcext:value-type="float">
            <text:p>3898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61000" calcext:value-type="float">
            <text:p>3898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70000" calcext:value-type="float">
            <text:p>3898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73000" calcext:value-type="float">
            <text:p>3896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2000" calcext:value-type="float">
            <text:p>3895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4000" calcext:value-type="float">
            <text:p>3895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96000" calcext:value-type="float">
            <text:p>3894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9000" calcext:value-type="float">
            <text:p>3892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9000" calcext:value-type="float">
            <text:p>3892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43000" calcext:value-type="float">
            <text:p>3891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8000" calcext:value-type="float">
            <text:p>38912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0000" calcext:value-type="float">
            <text:p>38882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7000" calcext:value-type="float">
            <text:p>3888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1000" calcext:value-type="float">
            <text:p>3888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83000" calcext:value-type="float">
            <text:p>3885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5000" calcext:value-type="float">
            <text:p>3884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79000" calcext:value-type="float">
            <text:p>3884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15000" calcext:value-type="float">
            <text:p>3884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89000" calcext:value-type="float">
            <text:p>3883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5000" calcext:value-type="float">
            <text:p>38834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9000" calcext:value-type="float">
            <text:p>38834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36000" calcext:value-type="float">
            <text:p>3883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27000" calcext:value-type="float">
            <text:p>3883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80000" calcext:value-type="float">
            <text:p>3882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79000" calcext:value-type="float">
            <text:p>3882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75000" calcext:value-type="float">
            <text:p>388275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67000" calcext:value-type="float">
            <text:p>3898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7000" calcext:value-type="float">
            <text:p>3898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6000" calcext:value-type="float">
            <text:p>3898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4000" calcext:value-type="float">
            <text:p>3898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56000" calcext:value-type="float">
            <text:p>3897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57000" calcext:value-type="float">
            <text:p>3898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72000" calcext:value-type="float">
            <text:p>3896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1000" calcext:value-type="float">
            <text:p>3897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39000" calcext:value-type="float">
            <text:p>3896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40000" calcext:value-type="float">
            <text:p>38954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19000" calcext:value-type="float">
            <text:p>3896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3000" calcext:value-type="float">
            <text:p>3895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8000" calcext:value-type="float">
            <text:p>3895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7000" calcext:value-type="float">
            <text:p>3895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0000" calcext:value-type="float">
            <text:p>38952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4000" calcext:value-type="float">
            <text:p>3894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82000" calcext:value-type="float">
            <text:p>3893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4000" calcext:value-type="float">
            <text:p>3892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70000" calcext:value-type="float">
            <text:p>3892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9000" calcext:value-type="float">
            <text:p>38922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3000" calcext:value-type="float">
            <text:p>3891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1000" calcext:value-type="float">
            <text:p>3890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75000" calcext:value-type="float">
            <text:p>3887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74000" calcext:value-type="float">
            <text:p>3887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8000" calcext:value-type="float">
            <text:p>3886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8000" calcext:value-type="float">
            <text:p>38875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10000" calcext:value-type="float">
            <text:p>3887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17000" calcext:value-type="float">
            <text:p>3887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6000" calcext:value-type="float">
            <text:p>388666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5000" calcext:value-type="float">
            <text:p>3898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6000" calcext:value-type="float">
            <text:p>3899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26000" calcext:value-type="float">
            <text:p>3899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2000" calcext:value-type="float">
            <text:p>3898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0000" calcext:value-type="float">
            <text:p>3898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8000" calcext:value-type="float">
            <text:p>3898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19000" calcext:value-type="float">
            <text:p>3898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1000" calcext:value-type="float">
            <text:p>3897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54000" calcext:value-type="float">
            <text:p>3897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35000" calcext:value-type="float">
            <text:p>3897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74000" calcext:value-type="float">
            <text:p>3892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4000" calcext:value-type="float">
            <text:p>3892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07000" calcext:value-type="float">
            <text:p>3892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6000" calcext:value-type="float">
            <text:p>3890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9000" calcext:value-type="float">
            <text:p>3889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0000" calcext:value-type="float">
            <text:p>3889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50000" calcext:value-type="float">
            <text:p>3889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6000" calcext:value-type="float">
            <text:p>3889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52000" calcext:value-type="float">
            <text:p>3889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9000" calcext:value-type="float">
            <text:p>3889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3000" calcext:value-type="float">
            <text:p>3889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29000" calcext:value-type="float">
            <text:p>38892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28000" calcext:value-type="float">
            <text:p>38892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8000" calcext:value-type="float">
            <text:p>3886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2000" calcext:value-type="float">
            <text:p>3885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08000" calcext:value-type="float">
            <text:p>3885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6000" calcext:value-type="float">
            <text:p>3884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07000" calcext:value-type="float">
            <text:p>3884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03000" calcext:value-type="float">
            <text:p>388403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8000" calcext:value-type="float">
            <text:p>3897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8000" calcext:value-type="float">
            <text:p>3897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9000" calcext:value-type="float">
            <text:p>3897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8000" calcext:value-type="float">
            <text:p>3897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2000" calcext:value-type="float">
            <text:p>3898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9000" calcext:value-type="float">
            <text:p>38979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01000" calcext:value-type="float">
            <text:p>3898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21000" calcext:value-type="float">
            <text:p>3898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12000" calcext:value-type="float">
            <text:p>3898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08000" calcext:value-type="float">
            <text:p>3898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6000" calcext:value-type="float">
            <text:p>3897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5000" calcext:value-type="float">
            <text:p>3897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17000" calcext:value-type="float">
            <text:p>3894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0000" calcext:value-type="float">
            <text:p>3893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5000" calcext:value-type="float">
            <text:p>3893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3000" calcext:value-type="float">
            <text:p>3892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6000" calcext:value-type="float">
            <text:p>3892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8000" calcext:value-type="float">
            <text:p>3892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1000" calcext:value-type="float">
            <text:p>3892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7000" calcext:value-type="float">
            <text:p>3892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6000" calcext:value-type="float">
            <text:p>3892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0000" calcext:value-type="float">
            <text:p>38923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52000" calcext:value-type="float">
            <text:p>3889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88000" calcext:value-type="float">
            <text:p>3888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71000" calcext:value-type="float">
            <text:p>3888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71000" calcext:value-type="float">
            <text:p>3888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66000" calcext:value-type="float">
            <text:p>3888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67000" calcext:value-type="float">
            <text:p>3888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66000" calcext:value-type="float">
            <text:p>3888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65000" calcext:value-type="float">
            <text:p>388865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70000" calcext:value-type="float">
            <text:p>3893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8000" calcext:value-type="float">
            <text:p>3893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1000" calcext:value-type="float">
            <text:p>3893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23000" calcext:value-type="float">
            <text:p>3893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2000" calcext:value-type="float">
            <text:p>3892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0000" calcext:value-type="float">
            <text:p>38923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4000" calcext:value-type="float">
            <text:p>3892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6000" calcext:value-type="float">
            <text:p>3892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61000" calcext:value-type="float">
            <text:p>3890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63000" calcext:value-type="float">
            <text:p>3890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48000" calcext:value-type="float">
            <text:p>3889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9000" calcext:value-type="float">
            <text:p>3889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7000" calcext:value-type="float">
            <text:p>3889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9000" calcext:value-type="float">
            <text:p>3889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5000" calcext:value-type="float">
            <text:p>3889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63000" calcext:value-type="float">
            <text:p>3887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1000" calcext:value-type="float">
            <text:p>3887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46000" calcext:value-type="float">
            <text:p>3887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94000" calcext:value-type="float">
            <text:p>3888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43000" calcext:value-type="float">
            <text:p>3888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4000" calcext:value-type="float">
            <text:p>3888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5000" calcext:value-type="float">
            <text:p>3888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41000" calcext:value-type="float">
            <text:p>3888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5000" calcext:value-type="float">
            <text:p>3888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1000" calcext:value-type="float">
            <text:p>3886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5000" calcext:value-type="float">
            <text:p>3886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7000" calcext:value-type="float">
            <text:p>3885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4000" calcext:value-type="float">
            <text:p>3885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6000" calcext:value-type="float">
            <text:p>388576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1000" calcext:value-type="float">
            <text:p>3899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1000" calcext:value-type="float">
            <text:p>3899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92000" calcext:value-type="float">
            <text:p>3896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7000" calcext:value-type="float">
            <text:p>3891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73000" calcext:value-type="float">
            <text:p>3890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50000" calcext:value-type="float">
            <text:p>3879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90000" calcext:value-type="float">
            <text:p>3878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65000" calcext:value-type="float">
            <text:p>3878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01000" calcext:value-type="float">
            <text:p>3878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98000" calcext:value-type="float">
            <text:p>3877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96000" calcext:value-type="float">
            <text:p>3877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05000" calcext:value-type="float">
            <text:p>3878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94000" calcext:value-type="float">
            <text:p>3877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95000" calcext:value-type="float">
            <text:p>3877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00000" calcext:value-type="float">
            <text:p>3877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12000" calcext:value-type="float">
            <text:p>3869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10000" calcext:value-type="float">
            <text:p>386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91000" calcext:value-type="float">
            <text:p>3868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97000" calcext:value-type="float">
            <text:p>3868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77000" calcext:value-type="float">
            <text:p>3868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72000" calcext:value-type="float">
            <text:p>3868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745000" calcext:value-type="float">
            <text:p>38674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83000" calcext:value-type="float">
            <text:p>3868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41000" calcext:value-type="float">
            <text:p>3869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009000" calcext:value-type="float">
            <text:p>38700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008000" calcext:value-type="float">
            <text:p>3870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005000" calcext:value-type="float">
            <text:p>3870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003000" calcext:value-type="float">
            <text:p>3870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91000" calcext:value-type="float">
            <text:p>386991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78000" calcext:value-type="float">
            <text:p>3893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56000" calcext:value-type="float">
            <text:p>3893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55000" calcext:value-type="float">
            <text:p>3893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1000" calcext:value-type="float">
            <text:p>3892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7000" calcext:value-type="float">
            <text:p>3892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9000" calcext:value-type="float">
            <text:p>38924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1000" calcext:value-type="float">
            <text:p>3892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1000" calcext:value-type="float">
            <text:p>3892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9000" calcext:value-type="float">
            <text:p>3892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8000" calcext:value-type="float">
            <text:p>3892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17000" calcext:value-type="float">
            <text:p>3892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6000" calcext:value-type="float">
            <text:p>3888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5000" calcext:value-type="float">
            <text:p>3888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37000" calcext:value-type="float">
            <text:p>3886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17000" calcext:value-type="float">
            <text:p>3886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15000" calcext:value-type="float">
            <text:p>3886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8000" calcext:value-type="float">
            <text:p>3886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90000" calcext:value-type="float">
            <text:p>3883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83000" calcext:value-type="float">
            <text:p>3883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67000" calcext:value-type="float">
            <text:p>3883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9000" calcext:value-type="float">
            <text:p>3883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60000" calcext:value-type="float">
            <text:p>3883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60000" calcext:value-type="float">
            <text:p>3883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9000" calcext:value-type="float">
            <text:p>38834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0000" calcext:value-type="float">
            <text:p>3883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2000" calcext:value-type="float">
            <text:p>3883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03000" calcext:value-type="float">
            <text:p>3883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04000" calcext:value-type="float">
            <text:p>3883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04000" calcext:value-type="float">
            <text:p>388304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7000" calcext:value-type="float">
            <text:p>3898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0000" calcext:value-type="float">
            <text:p>3898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4000" calcext:value-type="float">
            <text:p>3898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5000" calcext:value-type="float">
            <text:p>3898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6000" calcext:value-type="float">
            <text:p>3894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7000" calcext:value-type="float">
            <text:p>3892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8000" calcext:value-type="float">
            <text:p>3892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9000" calcext:value-type="float">
            <text:p>3892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9000" calcext:value-type="float">
            <text:p>3892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7000" calcext:value-type="float">
            <text:p>3892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4000" calcext:value-type="float">
            <text:p>3892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33000" calcext:value-type="float">
            <text:p>3890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36000" calcext:value-type="float">
            <text:p>3890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22000" calcext:value-type="float">
            <text:p>3890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5000" calcext:value-type="float">
            <text:p>3890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2000" calcext:value-type="float">
            <text:p>3890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79000" calcext:value-type="float">
            <text:p>3889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81000" calcext:value-type="float">
            <text:p>38898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79000" calcext:value-type="float">
            <text:p>3889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7000" calcext:value-type="float">
            <text:p>3889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6000" calcext:value-type="float">
            <text:p>3889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6000" calcext:value-type="float">
            <text:p>3889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83000" calcext:value-type="float">
            <text:p>3884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41000" calcext:value-type="float">
            <text:p>3884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1000" calcext:value-type="float">
            <text:p>3884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1000" calcext:value-type="float">
            <text:p>3884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0000" calcext:value-type="float">
            <text:p>3884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6000" calcext:value-type="float">
            <text:p>3884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40000" calcext:value-type="float">
            <text:p>38844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12000" calcext:value-type="float">
            <text:p>388512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7000" calcext:value-type="float">
            <text:p>3897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0000" calcext:value-type="float">
            <text:p>3897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9000" calcext:value-type="float">
            <text:p>3895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8000" calcext:value-type="float">
            <text:p>3895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55000" calcext:value-type="float">
            <text:p>3894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63000" calcext:value-type="float">
            <text:p>3893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62000" calcext:value-type="float">
            <text:p>38936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72000" calcext:value-type="float">
            <text:p>3891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97000" calcext:value-type="float">
            <text:p>3891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98000" calcext:value-type="float">
            <text:p>3891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9000" calcext:value-type="float">
            <text:p>38912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5000" calcext:value-type="float">
            <text:p>3891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0000" calcext:value-type="float">
            <text:p>38912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18000" calcext:value-type="float">
            <text:p>3891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5000" calcext:value-type="float">
            <text:p>3887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4000" calcext:value-type="float">
            <text:p>3887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7000" calcext:value-type="float">
            <text:p>3886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3000" calcext:value-type="float">
            <text:p>3887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1000" calcext:value-type="float">
            <text:p>3887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85000" calcext:value-type="float">
            <text:p>3883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44000" calcext:value-type="float">
            <text:p>3884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44000" calcext:value-type="float">
            <text:p>3884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36000" calcext:value-type="float">
            <text:p>3884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0000" calcext:value-type="float">
            <text:p>3884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5000" calcext:value-type="float">
            <text:p>3884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35000" calcext:value-type="float">
            <text:p>3884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83000" calcext:value-type="float">
            <text:p>3884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85000" calcext:value-type="float">
            <text:p>3881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27000" calcext:value-type="float">
            <text:p>388027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8000" calcext:value-type="float">
            <text:p>3898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5000" calcext:value-type="float">
            <text:p>3897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5000" calcext:value-type="float">
            <text:p>3897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7000" calcext:value-type="float">
            <text:p>3897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8000" calcext:value-type="float">
            <text:p>3897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00000" calcext:value-type="float">
            <text:p>3897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3000" calcext:value-type="float">
            <text:p>3895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3000" calcext:value-type="float">
            <text:p>3895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7000" calcext:value-type="float">
            <text:p>3895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98000" calcext:value-type="float">
            <text:p>3894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00000" calcext:value-type="float">
            <text:p>3895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4000" calcext:value-type="float">
            <text:p>3895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1000" calcext:value-type="float">
            <text:p>3895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09000" calcext:value-type="float">
            <text:p>38950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48000" calcext:value-type="float">
            <text:p>3894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0000" calcext:value-type="float">
            <text:p>3893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88000" calcext:value-type="float">
            <text:p>3891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69000" calcext:value-type="float">
            <text:p>3891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0000" calcext:value-type="float">
            <text:p>38912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11000" calcext:value-type="float">
            <text:p>3891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4000" calcext:value-type="float">
            <text:p>3891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8000" calcext:value-type="float">
            <text:p>3891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7000" calcext:value-type="float">
            <text:p>38913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6000" calcext:value-type="float">
            <text:p>3891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5000" calcext:value-type="float">
            <text:p>3891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91000" calcext:value-type="float">
            <text:p>3890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82000" calcext:value-type="float">
            <text:p>389082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2000" calcext:value-type="float">
            <text:p>3898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5000" calcext:value-type="float">
            <text:p>3898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2000" calcext:value-type="float">
            <text:p>3898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22000" calcext:value-type="float">
            <text:p>3899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0000" calcext:value-type="float">
            <text:p>3897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3000" calcext:value-type="float">
            <text:p>3897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5000" calcext:value-type="float">
            <text:p>3897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6000" calcext:value-type="float">
            <text:p>3897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87000" calcext:value-type="float">
            <text:p>3896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0000" calcext:value-type="float">
            <text:p>3895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07000" calcext:value-type="float">
            <text:p>3895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70000" calcext:value-type="float">
            <text:p>3894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02000" calcext:value-type="float">
            <text:p>38940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9000" calcext:value-type="float">
            <text:p>38939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2000" calcext:value-type="float">
            <text:p>3894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26000" calcext:value-type="float">
            <text:p>3894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22000" calcext:value-type="float">
            <text:p>3894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6000" calcext:value-type="float">
            <text:p>3893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42000" calcext:value-type="float">
            <text:p>3894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42000" calcext:value-type="float">
            <text:p>3894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7000" calcext:value-type="float">
            <text:p>3893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0000" calcext:value-type="float">
            <text:p>3892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72000" calcext:value-type="float">
            <text:p>3892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2000" calcext:value-type="float">
            <text:p>3892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24000" calcext:value-type="float">
            <text:p>3893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1000" calcext:value-type="float">
            <text:p>3891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54000" calcext:value-type="float">
            <text:p>3890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59000" calcext:value-type="float">
            <text:p>3890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57000" calcext:value-type="float">
            <text:p>389057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9000" calcext:value-type="float">
            <text:p>38990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26000" calcext:value-type="float">
            <text:p>3897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66000" calcext:value-type="float">
            <text:p>3896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14000" calcext:value-type="float">
            <text:p>3896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49000" calcext:value-type="float">
            <text:p>38954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24000" calcext:value-type="float">
            <text:p>3894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52000" calcext:value-type="float">
            <text:p>3894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75000" calcext:value-type="float">
            <text:p>3891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7000" calcext:value-type="float">
            <text:p>3890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6000" calcext:value-type="float">
            <text:p>3890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96000" calcext:value-type="float">
            <text:p>3889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95000" calcext:value-type="float">
            <text:p>3889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17000" calcext:value-type="float">
            <text:p>3887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3000" calcext:value-type="float">
            <text:p>3887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5000" calcext:value-type="float">
            <text:p>3887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4000" calcext:value-type="float">
            <text:p>3887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4000" calcext:value-type="float">
            <text:p>3886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6000" calcext:value-type="float">
            <text:p>3885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8000" calcext:value-type="float">
            <text:p>38856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5000" calcext:value-type="float">
            <text:p>3885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4000" calcext:value-type="float">
            <text:p>3885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8000" calcext:value-type="float">
            <text:p>3885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4000" calcext:value-type="float">
            <text:p>3885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1000" calcext:value-type="float">
            <text:p>3885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7000" calcext:value-type="float">
            <text:p>3885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1000" calcext:value-type="float">
            <text:p>3885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59000" calcext:value-type="float">
            <text:p>3885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33000" calcext:value-type="float">
            <text:p>3885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2000" calcext:value-type="float">
            <text:p>388562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6000" calcext:value-type="float">
            <text:p>3899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5000" calcext:value-type="float">
            <text:p>3899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21000" calcext:value-type="float">
            <text:p>3898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7000" calcext:value-type="float">
            <text:p>3892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52000" calcext:value-type="float">
            <text:p>3891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51000" calcext:value-type="float">
            <text:p>3891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07000" calcext:value-type="float">
            <text:p>3892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72000" calcext:value-type="float">
            <text:p>3887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9000" calcext:value-type="float">
            <text:p>3888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3000" calcext:value-type="float">
            <text:p>3887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1000" calcext:value-type="float">
            <text:p>3887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34000" calcext:value-type="float">
            <text:p>3887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7000" calcext:value-type="float">
            <text:p>3887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9000" calcext:value-type="float">
            <text:p>3886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6000" calcext:value-type="float">
            <text:p>3886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6000" calcext:value-type="float">
            <text:p>38867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3000" calcext:value-type="float">
            <text:p>3886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38000" calcext:value-type="float">
            <text:p>3886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1000" calcext:value-type="float">
            <text:p>3885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1000" calcext:value-type="float">
            <text:p>3884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0000" calcext:value-type="float">
            <text:p>3884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77000" calcext:value-type="float">
            <text:p>3880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77000" calcext:value-type="float">
            <text:p>3880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72000" calcext:value-type="float">
            <text:p>3880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48000" calcext:value-type="float">
            <text:p>3880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30000" calcext:value-type="float">
            <text:p>38793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03000" calcext:value-type="float">
            <text:p>3879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92000" calcext:value-type="float">
            <text:p>3878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89000" calcext:value-type="float">
            <text:p>387889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54000" calcext:value-type="float">
            <text:p>3898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01000" calcext:value-type="float">
            <text:p>3898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91000" calcext:value-type="float">
            <text:p>3894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80000" calcext:value-type="float">
            <text:p>3894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74000" calcext:value-type="float">
            <text:p>3894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72000" calcext:value-type="float">
            <text:p>3894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11000" calcext:value-type="float">
            <text:p>3894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81000" calcext:value-type="float">
            <text:p>38938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7000" calcext:value-type="float">
            <text:p>3892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4000" calcext:value-type="float">
            <text:p>3893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8000" calcext:value-type="float">
            <text:p>38926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60000" calcext:value-type="float">
            <text:p>3890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41000" calcext:value-type="float">
            <text:p>3889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49000" calcext:value-type="float">
            <text:p>38894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25000" calcext:value-type="float">
            <text:p>3888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31000" calcext:value-type="float">
            <text:p>3888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9000" calcext:value-type="float">
            <text:p>38859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93000" calcext:value-type="float">
            <text:p>3885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33000" calcext:value-type="float">
            <text:p>3879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417000" calcext:value-type="float">
            <text:p>3874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403000" calcext:value-type="float">
            <text:p>3874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91000" calcext:value-type="float">
            <text:p>3873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67000" calcext:value-type="float">
            <text:p>3873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92000" calcext:value-type="float">
            <text:p>3869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95000" calcext:value-type="float">
            <text:p>3869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988000" calcext:value-type="float">
            <text:p>3869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818000" calcext:value-type="float">
            <text:p>3868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795000" calcext:value-type="float">
            <text:p>3867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6794000" calcext:value-type="float">
            <text:p>386794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6000" calcext:value-type="float">
            <text:p>3899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8000" calcext:value-type="float">
            <text:p>3898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10000" calcext:value-type="float">
            <text:p>3898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4000" calcext:value-type="float">
            <text:p>3897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2000" calcext:value-type="float">
            <text:p>3897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1000" calcext:value-type="float">
            <text:p>3895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0000" calcext:value-type="float">
            <text:p>3895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98000" calcext:value-type="float">
            <text:p>3894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8000" calcext:value-type="float">
            <text:p>38951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7000" calcext:value-type="float">
            <text:p>3895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81000" calcext:value-type="float">
            <text:p>38948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46000" calcext:value-type="float">
            <text:p>3894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0000" calcext:value-type="float">
            <text:p>38943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1000" calcext:value-type="float">
            <text:p>3894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2000" calcext:value-type="float">
            <text:p>3894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1000" calcext:value-type="float">
            <text:p>3894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24000" calcext:value-type="float">
            <text:p>3894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2000" calcext:value-type="float">
            <text:p>3892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39000" calcext:value-type="float">
            <text:p>3890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5000" calcext:value-type="float">
            <text:p>3890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83000" calcext:value-type="float">
            <text:p>3889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2000" calcext:value-type="float">
            <text:p>3886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34000" calcext:value-type="float">
            <text:p>3886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4000" calcext:value-type="float">
            <text:p>3886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33000" calcext:value-type="float">
            <text:p>3886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2000" calcext:value-type="float">
            <text:p>38860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1000" calcext:value-type="float">
            <text:p>3886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2000" calcext:value-type="float">
            <text:p>38866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1000" calcext:value-type="float">
            <text:p>388661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2000" calcext:value-type="float">
            <text:p>3897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68000" calcext:value-type="float">
            <text:p>38966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4000" calcext:value-type="float">
            <text:p>3896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3000" calcext:value-type="float">
            <text:p>38965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6000" calcext:value-type="float">
            <text:p>3895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5000" calcext:value-type="float">
            <text:p>3895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54000" calcext:value-type="float">
            <text:p>3895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8000" calcext:value-type="float">
            <text:p>3897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4000" calcext:value-type="float">
            <text:p>3897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17000" calcext:value-type="float">
            <text:p>3889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5000" calcext:value-type="float">
            <text:p>3886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4000" calcext:value-type="float">
            <text:p>3886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3000" calcext:value-type="float">
            <text:p>3886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4000" calcext:value-type="float">
            <text:p>3886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44000" calcext:value-type="float">
            <text:p>3886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1000" calcext:value-type="float">
            <text:p>3886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6000" calcext:value-type="float">
            <text:p>3886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3000" calcext:value-type="float">
            <text:p>3886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9000" calcext:value-type="float">
            <text:p>38852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92000" calcext:value-type="float">
            <text:p>3884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9000" calcext:value-type="float">
            <text:p>3884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9000" calcext:value-type="float">
            <text:p>3884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71000" calcext:value-type="float">
            <text:p>3881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24000" calcext:value-type="float">
            <text:p>3884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8000" calcext:value-type="float">
            <text:p>38835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7000" calcext:value-type="float">
            <text:p>3883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7000" calcext:value-type="float">
            <text:p>3883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10000" calcext:value-type="float">
            <text:p>3883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65000" calcext:value-type="float">
            <text:p>387965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7000" calcext:value-type="float">
            <text:p>3897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0000" calcext:value-type="float">
            <text:p>3897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69000" calcext:value-type="float">
            <text:p>3896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24000" calcext:value-type="float">
            <text:p>3897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7000" calcext:value-type="float">
            <text:p>3893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6000" calcext:value-type="float">
            <text:p>3893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94000" calcext:value-type="float">
            <text:p>3893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46000" calcext:value-type="float">
            <text:p>3888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3000" calcext:value-type="float">
            <text:p>3888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1000" calcext:value-type="float">
            <text:p>3888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5000" calcext:value-type="float">
            <text:p>3887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3000" calcext:value-type="float">
            <text:p>3888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73000" calcext:value-type="float">
            <text:p>3887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4000" calcext:value-type="float">
            <text:p>3885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2000" calcext:value-type="float">
            <text:p>3885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59000" calcext:value-type="float">
            <text:p>3885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61000" calcext:value-type="float">
            <text:p>3884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804000" calcext:value-type="float">
            <text:p>3878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91000" calcext:value-type="float">
            <text:p>3877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89000" calcext:value-type="float">
            <text:p>3877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79000" calcext:value-type="float">
            <text:p>3877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56000" calcext:value-type="float">
            <text:p>3876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85000" calcext:value-type="float">
            <text:p>3873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74000" calcext:value-type="float">
            <text:p>3873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73000" calcext:value-type="float">
            <text:p>3873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56000" calcext:value-type="float">
            <text:p>3873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146000" calcext:value-type="float">
            <text:p>3871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154000" calcext:value-type="float">
            <text:p>3871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144000" calcext:value-type="float">
            <text:p>387144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4000" calcext:value-type="float">
            <text:p>3898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1000" calcext:value-type="float">
            <text:p>3898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35000" calcext:value-type="float">
            <text:p>3898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38000" calcext:value-type="float">
            <text:p>3898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26000" calcext:value-type="float">
            <text:p>3898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50000" calcext:value-type="float">
            <text:p>3898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94000" calcext:value-type="float">
            <text:p>38919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82000" calcext:value-type="float">
            <text:p>3888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3000" calcext:value-type="float">
            <text:p>3885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66000" calcext:value-type="float">
            <text:p>3885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32000" calcext:value-type="float">
            <text:p>3885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31000" calcext:value-type="float">
            <text:p>3885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7000" calcext:value-type="float">
            <text:p>3885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6000" calcext:value-type="float">
            <text:p>3885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5000" calcext:value-type="float">
            <text:p>3885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4000" calcext:value-type="float">
            <text:p>3885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66000" calcext:value-type="float">
            <text:p>3879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55000" calcext:value-type="float">
            <text:p>3879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56000" calcext:value-type="float">
            <text:p>3879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55000" calcext:value-type="float">
            <text:p>3879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32000" calcext:value-type="float">
            <text:p>3879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35000" calcext:value-type="float">
            <text:p>3879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21000" calcext:value-type="float">
            <text:p>3879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53000" calcext:value-type="float">
            <text:p>38805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48000" calcext:value-type="float">
            <text:p>3880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42000" calcext:value-type="float">
            <text:p>3880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32000" calcext:value-type="float">
            <text:p>38803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71000" calcext:value-type="float">
            <text:p>3880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10000" calcext:value-type="float">
            <text:p>388010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1000" calcext:value-type="float">
            <text:p>3899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5000" calcext:value-type="float">
            <text:p>3899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1000" calcext:value-type="float">
            <text:p>3893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0000" calcext:value-type="float">
            <text:p>3893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0000" calcext:value-type="float">
            <text:p>3893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8000" calcext:value-type="float">
            <text:p>3893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96000" calcext:value-type="float">
            <text:p>3892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4000" calcext:value-type="float">
            <text:p>3893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04000" calcext:value-type="float">
            <text:p>3893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93000" calcext:value-type="float">
            <text:p>3889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6000" calcext:value-type="float">
            <text:p>3889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58000" calcext:value-type="float">
            <text:p>38885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5000" calcext:value-type="float">
            <text:p>3886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24000" calcext:value-type="float">
            <text:p>38812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10000" calcext:value-type="float">
            <text:p>3881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84000" calcext:value-type="float">
            <text:p>3880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77000" calcext:value-type="float">
            <text:p>3880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713000" calcext:value-type="float">
            <text:p>3877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57000" calcext:value-type="float">
            <text:p>3876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55000" calcext:value-type="float">
            <text:p>3876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650000" calcext:value-type="float">
            <text:p>3876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501000" calcext:value-type="float">
            <text:p>38750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476000" calcext:value-type="float">
            <text:p>38747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515000" calcext:value-type="float">
            <text:p>3875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510000" calcext:value-type="float">
            <text:p>3875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466000" calcext:value-type="float">
            <text:p>3874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466000" calcext:value-type="float">
            <text:p>3874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68000" calcext:value-type="float">
            <text:p>38736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354000" calcext:value-type="float">
            <text:p>387354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70000" calcext:value-type="float">
            <text:p>3898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5000" calcext:value-type="float">
            <text:p>3897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93000" calcext:value-type="float">
            <text:p>3896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6000" calcext:value-type="float">
            <text:p>3892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0000" calcext:value-type="float">
            <text:p>3892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6000" calcext:value-type="float">
            <text:p>3892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58000" calcext:value-type="float">
            <text:p>38925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0000" calcext:value-type="float">
            <text:p>3892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3000" calcext:value-type="float">
            <text:p>3892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63000" calcext:value-type="float">
            <text:p>3892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82000" calcext:value-type="float">
            <text:p>38918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29000" calcext:value-type="float">
            <text:p>38912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44000" calcext:value-type="float">
            <text:p>3892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4000" calcext:value-type="float">
            <text:p>3892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3000" calcext:value-type="float">
            <text:p>3892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77000" calcext:value-type="float">
            <text:p>3890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74000" calcext:value-type="float">
            <text:p>3890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7000" calcext:value-type="float">
            <text:p>3889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89000" calcext:value-type="float">
            <text:p>3884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86000" calcext:value-type="float">
            <text:p>3884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38000" calcext:value-type="float">
            <text:p>3882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65000" calcext:value-type="float">
            <text:p>3882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9000" calcext:value-type="float">
            <text:p>3884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7000" calcext:value-type="float">
            <text:p>3884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22000" calcext:value-type="float">
            <text:p>3884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06000" calcext:value-type="float">
            <text:p>3884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04000" calcext:value-type="float">
            <text:p>3884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10000" calcext:value-type="float">
            <text:p>3884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11000" calcext:value-type="float">
            <text:p>388411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70000" calcext:value-type="float">
            <text:p>3897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3000" calcext:value-type="float">
            <text:p>3897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89000" calcext:value-type="float">
            <text:p>3895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47000" calcext:value-type="float">
            <text:p>3891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135000" calcext:value-type="float">
            <text:p>3891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7000" calcext:value-type="float">
            <text:p>3890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0000" calcext:value-type="float">
            <text:p>3890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0000" calcext:value-type="float">
            <text:p>3890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14000" calcext:value-type="float">
            <text:p>38891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19000" calcext:value-type="float">
            <text:p>3889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72000" calcext:value-type="float">
            <text:p>3888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1000" calcext:value-type="float">
            <text:p>38879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0000" calcext:value-type="float">
            <text:p>3886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8000" calcext:value-type="float">
            <text:p>3886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4000" calcext:value-type="float">
            <text:p>3886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52000" calcext:value-type="float">
            <text:p>3886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15000" calcext:value-type="float">
            <text:p>3886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16000" calcext:value-type="float">
            <text:p>3886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8000" calcext:value-type="float">
            <text:p>3886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7000" calcext:value-type="float">
            <text:p>3886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07000" calcext:value-type="float">
            <text:p>3886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16000" calcext:value-type="float">
            <text:p>3885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90000" calcext:value-type="float">
            <text:p>3884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84000" calcext:value-type="float">
            <text:p>3884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73000" calcext:value-type="float">
            <text:p>38847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71000" calcext:value-type="float">
            <text:p>38847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42000" calcext:value-type="float">
            <text:p>38834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64000" calcext:value-type="float">
            <text:p>38826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67000" calcext:value-type="float">
            <text:p>388267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87000" calcext:value-type="float">
            <text:p>3896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83000" calcext:value-type="float">
            <text:p>3892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21000" calcext:value-type="float">
            <text:p>3892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238000" calcext:value-type="float">
            <text:p>3892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85000" calcext:value-type="float">
            <text:p>38908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84000" calcext:value-type="float">
            <text:p>3890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55000" calcext:value-type="float">
            <text:p>3887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26000" calcext:value-type="float">
            <text:p>3887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6000" calcext:value-type="float">
            <text:p>3886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5000" calcext:value-type="float">
            <text:p>3886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92000" calcext:value-type="float">
            <text:p>3883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93000" calcext:value-type="float">
            <text:p>3883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48000" calcext:value-type="float">
            <text:p>3882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39000" calcext:value-type="float">
            <text:p>3882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1000" calcext:value-type="float">
            <text:p>3882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0000" calcext:value-type="float">
            <text:p>3882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0000" calcext:value-type="float">
            <text:p>3882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09000" calcext:value-type="float">
            <text:p>38820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08000" calcext:value-type="float">
            <text:p>3882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193000" calcext:value-type="float">
            <text:p>3881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05000" calcext:value-type="float">
            <text:p>3882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1000" calcext:value-type="float">
            <text:p>3882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10000" calcext:value-type="float">
            <text:p>3882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47000" calcext:value-type="float">
            <text:p>3880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54000" calcext:value-type="float">
            <text:p>3880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55000" calcext:value-type="float">
            <text:p>3880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19000" calcext:value-type="float">
            <text:p>38791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17000" calcext:value-type="float">
            <text:p>3879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7917000" calcext:value-type="float">
            <text:p>387917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61000" calcext:value-type="float">
            <text:p>3895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1000" calcext:value-type="float">
            <text:p>3895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50000" calcext:value-type="float">
            <text:p>3890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44000" calcext:value-type="float">
            <text:p>3890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31000" calcext:value-type="float">
            <text:p>3888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4000" calcext:value-type="float">
            <text:p>3888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21000" calcext:value-type="float">
            <text:p>3887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8000" calcext:value-type="float">
            <text:p>3886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60000" calcext:value-type="float">
            <text:p>3886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33000" calcext:value-type="float">
            <text:p>3885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57000" calcext:value-type="float">
            <text:p>3885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59000" calcext:value-type="float">
            <text:p>3885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43000" calcext:value-type="float">
            <text:p>3885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26000" calcext:value-type="float">
            <text:p>3885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96000" calcext:value-type="float">
            <text:p>3884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3000" calcext:value-type="float">
            <text:p>38845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54000" calcext:value-type="float">
            <text:p>3884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08000" calcext:value-type="float">
            <text:p>3884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95000" calcext:value-type="float">
            <text:p>38839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63000" calcext:value-type="float">
            <text:p>38826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62000" calcext:value-type="float">
            <text:p>38826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52000" calcext:value-type="float">
            <text:p>3880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21000" calcext:value-type="float">
            <text:p>3880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23000" calcext:value-type="float">
            <text:p>3880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22000" calcext:value-type="float">
            <text:p>3880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28000" calcext:value-type="float">
            <text:p>38802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39000" calcext:value-type="float">
            <text:p>3880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33000" calcext:value-type="float">
            <text:p>3880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031000" calcext:value-type="float">
            <text:p>388031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8000" calcext:value-type="float">
            <text:p>3898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66000" calcext:value-type="float">
            <text:p>3897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54000" calcext:value-type="float">
            <text:p>38975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12000" calcext:value-type="float">
            <text:p>3897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90000" calcext:value-type="float">
            <text:p>3896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47000" calcext:value-type="float">
            <text:p>38974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21000" calcext:value-type="float">
            <text:p>38972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6000" calcext:value-type="float">
            <text:p>3896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6000" calcext:value-type="float">
            <text:p>3896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7000" calcext:value-type="float">
            <text:p>38965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07000" calcext:value-type="float">
            <text:p>38950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02000" calcext:value-type="float">
            <text:p>38950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6000" calcext:value-type="float">
            <text:p>3895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5000" calcext:value-type="float">
            <text:p>3895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26000" calcext:value-type="float">
            <text:p>38932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44000" calcext:value-type="float">
            <text:p>3893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1000" calcext:value-type="float">
            <text:p>3893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66000" calcext:value-type="float">
            <text:p>38906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65000" calcext:value-type="float">
            <text:p>38906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3000" calcext:value-type="float">
            <text:p>38870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4000" calcext:value-type="float">
            <text:p>3887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22000" calcext:value-type="float">
            <text:p>3887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36000" calcext:value-type="float">
            <text:p>3887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06000" calcext:value-type="float">
            <text:p>38870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36000" calcext:value-type="float">
            <text:p>38843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23000" calcext:value-type="float">
            <text:p>3884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55000" calcext:value-type="float">
            <text:p>38835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317000" calcext:value-type="float">
            <text:p>38831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204000" calcext:value-type="float">
            <text:p>388204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79000" calcext:value-type="float">
            <text:p>38987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4000" calcext:value-type="float">
            <text:p>38988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70000" calcext:value-type="float">
            <text:p>3898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69000" calcext:value-type="float">
            <text:p>38986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3000" calcext:value-type="float">
            <text:p>3898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8000" calcext:value-type="float">
            <text:p>38978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7000" calcext:value-type="float">
            <text:p>3897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9000" calcext:value-type="float">
            <text:p>38978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35000" calcext:value-type="float">
            <text:p>3897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31000" calcext:value-type="float">
            <text:p>38963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96000" calcext:value-type="float">
            <text:p>38959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46000" calcext:value-type="float">
            <text:p>38954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45000" calcext:value-type="float">
            <text:p>38954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48000" calcext:value-type="float">
            <text:p>3895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34000" calcext:value-type="float">
            <text:p>3895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7000" calcext:value-type="float">
            <text:p>38952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5000" calcext:value-type="float">
            <text:p>38952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22000" calcext:value-type="float">
            <text:p>38952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3000" calcext:value-type="float">
            <text:p>3895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513000" calcext:value-type="float">
            <text:p>3895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35000" calcext:value-type="float">
            <text:p>38943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2000" calcext:value-type="float">
            <text:p>3893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13000" calcext:value-type="float">
            <text:p>38931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61000" calcext:value-type="float">
            <text:p>3893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59000" calcext:value-type="float">
            <text:p>38935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51000" calcext:value-type="float">
            <text:p>38935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50000" calcext:value-type="float">
            <text:p>38935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48000" calcext:value-type="float">
            <text:p>3893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347000" calcext:value-type="float">
            <text:p>389347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02000" calcext:value-type="float">
            <text:p>389902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6000" calcext:value-type="float">
            <text:p>3899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1000" calcext:value-type="float">
            <text:p>38991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28000" calcext:value-type="float">
            <text:p>38972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86000" calcext:value-type="float">
            <text:p>3897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3000" calcext:value-type="float">
            <text:p>38979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2000" calcext:value-type="float">
            <text:p>38979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00000" calcext:value-type="float">
            <text:p>38980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97000" calcext:value-type="float">
            <text:p>38969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78000" calcext:value-type="float">
            <text:p>38967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43000" calcext:value-type="float">
            <text:p>3897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39000" calcext:value-type="float">
            <text:p>3897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41000" calcext:value-type="float">
            <text:p>38974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77000" calcext:value-type="float">
            <text:p>3896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652000" calcext:value-type="float">
            <text:p>38965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90000" calcext:value-type="float">
            <text:p>3890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23000" calcext:value-type="float">
            <text:p>3890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12000" calcext:value-type="float">
            <text:p>38901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67000" calcext:value-type="float">
            <text:p>38896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74000" calcext:value-type="float">
            <text:p>38887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5000" calcext:value-type="float">
            <text:p>38881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4000" calcext:value-type="float">
            <text:p>3888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05000" calcext:value-type="float">
            <text:p>38880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98000" calcext:value-type="float">
            <text:p>3887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0000" calcext:value-type="float">
            <text:p>3886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2000" calcext:value-type="float">
            <text:p>3886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0000" calcext:value-type="float">
            <text:p>38867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476000" calcext:value-type="float">
            <text:p>388476000</text:p>
          </table:table-cell>
        </table:table-row>
        <table:table-row table:style-name="ro1">
          <table:table-cell table:number-columns-repeated="2"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48000" calcext:value-type="float">
            <text:p>38984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34000" calcext:value-type="float">
            <text:p>38983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04000" calcext:value-type="float">
            <text:p>38980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16000" calcext:value-type="float">
            <text:p>3899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923000" calcext:value-type="float">
            <text:p>38992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6000" calcext:value-type="float">
            <text:p>38988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0000" calcext:value-type="float">
            <text:p>3898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80000" calcext:value-type="float">
            <text:p>3898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890000" calcext:value-type="float">
            <text:p>38989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8000" calcext:value-type="float">
            <text:p>38979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799000" calcext:value-type="float">
            <text:p>38979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60000" calcext:value-type="float">
            <text:p>38946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461000" calcext:value-type="float">
            <text:p>389461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75000" calcext:value-type="float">
            <text:p>389075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72000" calcext:value-type="float">
            <text:p>3890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9008000" calcext:value-type="float">
            <text:p>38900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72000" calcext:value-type="float">
            <text:p>3889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39000" calcext:value-type="float">
            <text:p>388839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33000" calcext:value-type="float">
            <text:p>38883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56000" calcext:value-type="float">
            <text:p>38895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938000" calcext:value-type="float">
            <text:p>388938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7000" calcext:value-type="float">
            <text:p>38868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77000" calcext:value-type="float">
            <text:p>388677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80000" calcext:value-type="float">
            <text:p>388680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72000" calcext:value-type="float">
            <text:p>388572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43000" calcext:value-type="float">
            <text:p>38854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544000" calcext:value-type="float">
            <text:p>388544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816000" calcext:value-type="float">
            <text:p>388816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783000" calcext:value-type="float">
            <text:p>388783000</text:p>
          </table:table-cell>
        </table:table-row>
        <table:table-row table:style-name="ro1">
          <table:table-cell office:value-type="float" office:value="389910000" calcext:value-type="float">
            <text:p>389910000</text:p>
          </table:table-cell>
          <table:table-cell office:value-type="float" office:value="388694000" calcext:value-type="float">
            <text:p>388694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83000" calcext:value-type="float">
            <text:p>3927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88000" calcext:value-type="float">
            <text:p>3923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82000" calcext:value-type="float">
            <text:p>3923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62000" calcext:value-type="float">
            <text:p>3923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9000" calcext:value-type="float">
            <text:p>3923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8000" calcext:value-type="float">
            <text:p>3923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7000" calcext:value-type="float">
            <text:p>3923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7000" calcext:value-type="float">
            <text:p>3923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7000" calcext:value-type="float">
            <text:p>3923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89000" calcext:value-type="float">
            <text:p>3922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0000" calcext:value-type="float">
            <text:p>3921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1000" calcext:value-type="float">
            <text:p>3921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0000" calcext:value-type="float">
            <text:p>3921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52000" calcext:value-type="float">
            <text:p>39215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01000" calcext:value-type="float">
            <text:p>39210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97000" calcext:value-type="float">
            <text:p>3920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12000" calcext:value-type="float">
            <text:p>3921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7000" calcext:value-type="float">
            <text:p>3920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03000" calcext:value-type="float">
            <text:p>3920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4000" calcext:value-type="float">
            <text:p>3919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07000" calcext:value-type="float">
            <text:p>3920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03000" calcext:value-type="float">
            <text:p>3920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46000" calcext:value-type="float">
            <text:p>3917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33000" calcext:value-type="float">
            <text:p>3917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08000" calcext:value-type="float">
            <text:p>3917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6000" calcext:value-type="float">
            <text:p>3916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5000" calcext:value-type="float">
            <text:p>3916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3000" calcext:value-type="float">
            <text:p>3916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29000" calcext:value-type="float">
            <text:p>3905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87000" calcext:value-type="float">
            <text:p>390387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66000" calcext:value-type="float">
            <text:p>3925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64000" calcext:value-type="float">
            <text:p>3925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15000" calcext:value-type="float">
            <text:p>39241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97000" calcext:value-type="float">
            <text:p>3923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23000" calcext:value-type="float">
            <text:p>3923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23000" calcext:value-type="float">
            <text:p>3923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10000" calcext:value-type="float">
            <text:p>3923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9000" calcext:value-type="float">
            <text:p>3923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9000" calcext:value-type="float">
            <text:p>3923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10000" calcext:value-type="float">
            <text:p>3923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70000" calcext:value-type="float">
            <text:p>3922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6000" calcext:value-type="float">
            <text:p>3922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6000" calcext:value-type="float">
            <text:p>3922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6000" calcext:value-type="float">
            <text:p>3922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5000" calcext:value-type="float">
            <text:p>3922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4000" calcext:value-type="float">
            <text:p>3922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3000" calcext:value-type="float">
            <text:p>3922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57000" calcext:value-type="float">
            <text:p>3922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76000" calcext:value-type="float">
            <text:p>3920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7000" calcext:value-type="float">
            <text:p>3918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0000" calcext:value-type="float">
            <text:p>3918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3000" calcext:value-type="float">
            <text:p>3917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2000" calcext:value-type="float">
            <text:p>3916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94000" calcext:value-type="float">
            <text:p>3915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1000" calcext:value-type="float">
            <text:p>3915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0000" calcext:value-type="float">
            <text:p>3915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36000" calcext:value-type="float">
            <text:p>3914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28000" calcext:value-type="float">
            <text:p>39142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32000" calcext:value-type="float">
            <text:p>3912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9000" calcext:value-type="float">
            <text:p>3911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5000" calcext:value-type="float">
            <text:p>3911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4000" calcext:value-type="float">
            <text:p>391184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83000" calcext:value-type="float">
            <text:p>3927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81000" calcext:value-type="float">
            <text:p>3927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5000" calcext:value-type="float">
            <text:p>3927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4000" calcext:value-type="float">
            <text:p>3927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4000" calcext:value-type="float">
            <text:p>3927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43000" calcext:value-type="float">
            <text:p>3927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6000" calcext:value-type="float">
            <text:p>3926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6000" calcext:value-type="float">
            <text:p>3926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98000" calcext:value-type="float">
            <text:p>3925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90000" calcext:value-type="float">
            <text:p>3925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89000" calcext:value-type="float">
            <text:p>3925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54000" calcext:value-type="float">
            <text:p>3923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54000" calcext:value-type="float">
            <text:p>3923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4000" calcext:value-type="float">
            <text:p>3921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5000" calcext:value-type="float">
            <text:p>3921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8000" calcext:value-type="float">
            <text:p>3921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0000" calcext:value-type="float">
            <text:p>3916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5000" calcext:value-type="float">
            <text:p>3916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8000" calcext:value-type="float">
            <text:p>3916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6000" calcext:value-type="float">
            <text:p>3916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5000" calcext:value-type="float">
            <text:p>3916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5000" calcext:value-type="float">
            <text:p>39161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1000" calcext:value-type="float">
            <text:p>3916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1000" calcext:value-type="float">
            <text:p>3916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3000" calcext:value-type="float">
            <text:p>3916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95000" calcext:value-type="float">
            <text:p>3911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31000" calcext:value-type="float">
            <text:p>3911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5000" calcext:value-type="float">
            <text:p>3911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31000" calcext:value-type="float">
            <text:p>3911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18000" calcext:value-type="float">
            <text:p>3911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16000" calcext:value-type="float">
            <text:p>391116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0000" calcext:value-type="float">
            <text:p>3923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0000" calcext:value-type="float">
            <text:p>3923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4000" calcext:value-type="float">
            <text:p>3923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7000" calcext:value-type="float">
            <text:p>3922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6000" calcext:value-type="float">
            <text:p>3922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7000" calcext:value-type="float">
            <text:p>3922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85000" calcext:value-type="float">
            <text:p>3922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80000" calcext:value-type="float">
            <text:p>3921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67000" calcext:value-type="float">
            <text:p>3921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62000" calcext:value-type="float">
            <text:p>3921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68000" calcext:value-type="float">
            <text:p>3921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1000" calcext:value-type="float">
            <text:p>3916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7000" calcext:value-type="float">
            <text:p>3916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3000" calcext:value-type="float">
            <text:p>3916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7000" calcext:value-type="float">
            <text:p>3917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24000" calcext:value-type="float">
            <text:p>3917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6000" calcext:value-type="float">
            <text:p>3918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6000" calcext:value-type="float">
            <text:p>3918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68000" calcext:value-type="float">
            <text:p>3917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2000" calcext:value-type="float">
            <text:p>3916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5000" calcext:value-type="float">
            <text:p>3916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3000" calcext:value-type="float">
            <text:p>3916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1000" calcext:value-type="float">
            <text:p>3916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5000" calcext:value-type="float">
            <text:p>3916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7000" calcext:value-type="float">
            <text:p>3916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5000" calcext:value-type="float">
            <text:p>3916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68000" calcext:value-type="float">
            <text:p>3912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57000" calcext:value-type="float">
            <text:p>3912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30000" calcext:value-type="float">
            <text:p>3908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94000" calcext:value-type="float">
            <text:p>3907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19000" calcext:value-type="float">
            <text:p>390419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44000" calcext:value-type="float">
            <text:p>3922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44000" calcext:value-type="float">
            <text:p>3922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7000" calcext:value-type="float">
            <text:p>3922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4000" calcext:value-type="float">
            <text:p>3921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15000" calcext:value-type="float">
            <text:p>39211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9000" calcext:value-type="float">
            <text:p>3917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86000" calcext:value-type="float">
            <text:p>39178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05000" calcext:value-type="float">
            <text:p>3917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91000" calcext:value-type="float">
            <text:p>3911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71000" calcext:value-type="float">
            <text:p>3911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70000" calcext:value-type="float">
            <text:p>3911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53000" calcext:value-type="float">
            <text:p>3911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67000" calcext:value-type="float">
            <text:p>3911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63000" calcext:value-type="float">
            <text:p>3911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42000" calcext:value-type="float">
            <text:p>3911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5000" calcext:value-type="float">
            <text:p>3910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4000" calcext:value-type="float">
            <text:p>3910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0000" calcext:value-type="float">
            <text:p>3910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5000" calcext:value-type="float">
            <text:p>3910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2000" calcext:value-type="float">
            <text:p>3910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0000" calcext:value-type="float">
            <text:p>3910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17000" calcext:value-type="float">
            <text:p>3910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10000" calcext:value-type="float">
            <text:p>3910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88000" calcext:value-type="float">
            <text:p>3907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87000" calcext:value-type="float">
            <text:p>3907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95000" calcext:value-type="float">
            <text:p>3907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75000" calcext:value-type="float">
            <text:p>3907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3000" calcext:value-type="float">
            <text:p>3907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00000" calcext:value-type="float">
            <text:p>390700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0000" calcext:value-type="float">
            <text:p>3927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59000" calcext:value-type="float">
            <text:p>3927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54000" calcext:value-type="float">
            <text:p>3927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3000" calcext:value-type="float">
            <text:p>3921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2000" calcext:value-type="float">
            <text:p>3921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1000" calcext:value-type="float">
            <text:p>3921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03000" calcext:value-type="float">
            <text:p>3921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73000" calcext:value-type="float">
            <text:p>3920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23000" calcext:value-type="float">
            <text:p>3919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97000" calcext:value-type="float">
            <text:p>3918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97000" calcext:value-type="float">
            <text:p>3918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87000" calcext:value-type="float">
            <text:p>3918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9000" calcext:value-type="float">
            <text:p>3918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6000" calcext:value-type="float">
            <text:p>3918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8000" calcext:value-type="float">
            <text:p>3917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9000" calcext:value-type="float">
            <text:p>39153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7000" calcext:value-type="float">
            <text:p>3915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26000" calcext:value-type="float">
            <text:p>3915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22000" calcext:value-type="float">
            <text:p>3915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23000" calcext:value-type="float">
            <text:p>3915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22000" calcext:value-type="float">
            <text:p>3915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4000" calcext:value-type="float">
            <text:p>3915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41000" calcext:value-type="float">
            <text:p>3914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4000" calcext:value-type="float">
            <text:p>39103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3000" calcext:value-type="float">
            <text:p>3910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58000" calcext:value-type="float">
            <text:p>3909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79000" calcext:value-type="float">
            <text:p>3909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19000" calcext:value-type="float">
            <text:p>3908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29000" calcext:value-type="float">
            <text:p>3908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0000" calcext:value-type="float">
            <text:p>390710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8000" calcext:value-type="float">
            <text:p>3927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4000" calcext:value-type="float">
            <text:p>3927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54000" calcext:value-type="float">
            <text:p>3927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08000" calcext:value-type="float">
            <text:p>3927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07000" calcext:value-type="float">
            <text:p>3927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25000" calcext:value-type="float">
            <text:p>3925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29000" calcext:value-type="float">
            <text:p>3925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7000" calcext:value-type="float">
            <text:p>3924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05000" calcext:value-type="float">
            <text:p>3924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5000" calcext:value-type="float">
            <text:p>3916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1000" calcext:value-type="float">
            <text:p>3916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48000" calcext:value-type="float">
            <text:p>3915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05000" calcext:value-type="float">
            <text:p>3909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05000" calcext:value-type="float">
            <text:p>3909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95000" calcext:value-type="float">
            <text:p>3908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98000" calcext:value-type="float">
            <text:p>3906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96000" calcext:value-type="float">
            <text:p>3906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05000" calcext:value-type="float">
            <text:p>3907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60000" calcext:value-type="float">
            <text:p>3906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21000" calcext:value-type="float">
            <text:p>3906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91000" calcext:value-type="float">
            <text:p>3905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7000" calcext:value-type="float">
            <text:p>3904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4000" calcext:value-type="float">
            <text:p>3904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3000" calcext:value-type="float">
            <text:p>3904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83000" calcext:value-type="float">
            <text:p>3899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51000" calcext:value-type="float">
            <text:p>3899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48000" calcext:value-type="float">
            <text:p>3899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51000" calcext:value-type="float">
            <text:p>3899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55000" calcext:value-type="float">
            <text:p>389955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4000" calcext:value-type="float">
            <text:p>3927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7000" calcext:value-type="float">
            <text:p>3927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3000" calcext:value-type="float">
            <text:p>3926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3000" calcext:value-type="float">
            <text:p>3926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45000" calcext:value-type="float">
            <text:p>3925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26000" calcext:value-type="float">
            <text:p>3925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24000" calcext:value-type="float">
            <text:p>3925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23000" calcext:value-type="float">
            <text:p>3925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81000" calcext:value-type="float">
            <text:p>3924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75000" calcext:value-type="float">
            <text:p>3924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73000" calcext:value-type="float">
            <text:p>3924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51000" calcext:value-type="float">
            <text:p>3924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44000" calcext:value-type="float">
            <text:p>3924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3000" calcext:value-type="float">
            <text:p>3924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35000" calcext:value-type="float">
            <text:p>3921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29000" calcext:value-type="float">
            <text:p>3921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5000" calcext:value-type="float">
            <text:p>3920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5000" calcext:value-type="float">
            <text:p>3920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08000" calcext:value-type="float">
            <text:p>3920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22000" calcext:value-type="float">
            <text:p>3919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22000" calcext:value-type="float">
            <text:p>3919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81000" calcext:value-type="float">
            <text:p>3918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9000" calcext:value-type="float">
            <text:p>3918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89000" calcext:value-type="float">
            <text:p>3918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81000" calcext:value-type="float">
            <text:p>3918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9000" calcext:value-type="float">
            <text:p>3918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0000" calcext:value-type="float">
            <text:p>3918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6000" calcext:value-type="float">
            <text:p>3918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6000" calcext:value-type="float">
            <text:p>3918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11000" calcext:value-type="float">
            <text:p>3917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26000" calcext:value-type="float">
            <text:p>391626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44000" calcext:value-type="float">
            <text:p>3927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38000" calcext:value-type="float">
            <text:p>39273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38000" calcext:value-type="float">
            <text:p>39273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06000" calcext:value-type="float">
            <text:p>3927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00000" calcext:value-type="float">
            <text:p>3927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98000" calcext:value-type="float">
            <text:p>3926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97000" calcext:value-type="float">
            <text:p>3926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97000" calcext:value-type="float">
            <text:p>3926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2000" calcext:value-type="float">
            <text:p>3921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1000" calcext:value-type="float">
            <text:p>3918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48000" calcext:value-type="float">
            <text:p>3917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3000" calcext:value-type="float">
            <text:p>3917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60000" calcext:value-type="float">
            <text:p>3916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9000" calcext:value-type="float">
            <text:p>3916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56000" calcext:value-type="float">
            <text:p>3912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4000" calcext:value-type="float">
            <text:p>3910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7000" calcext:value-type="float">
            <text:p>3910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25000" calcext:value-type="float">
            <text:p>3910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4000" calcext:value-type="float">
            <text:p>39103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3000" calcext:value-type="float">
            <text:p>3910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76000" calcext:value-type="float">
            <text:p>3903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67000" calcext:value-type="float">
            <text:p>3903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65000" calcext:value-type="float">
            <text:p>3903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65000" calcext:value-type="float">
            <text:p>3903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64000" calcext:value-type="float">
            <text:p>3903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865000" calcext:value-type="float">
            <text:p>3898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746000" calcext:value-type="float">
            <text:p>3897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730000" calcext:value-type="float">
            <text:p>3897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730000" calcext:value-type="float">
            <text:p>3897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704000" calcext:value-type="float">
            <text:p>3897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693000" calcext:value-type="float">
            <text:p>3896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692000" calcext:value-type="float">
            <text:p>389692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30000" calcext:value-type="float">
            <text:p>3926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19000" calcext:value-type="float">
            <text:p>3926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2000" calcext:value-type="float">
            <text:p>39220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36000" calcext:value-type="float">
            <text:p>3921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66000" calcext:value-type="float">
            <text:p>3919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16000" calcext:value-type="float">
            <text:p>3919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74000" calcext:value-type="float">
            <text:p>3918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7000" calcext:value-type="float">
            <text:p>3918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6000" calcext:value-type="float">
            <text:p>3918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6000" calcext:value-type="float">
            <text:p>3918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6000" calcext:value-type="float">
            <text:p>3918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2000" calcext:value-type="float">
            <text:p>3918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9000" calcext:value-type="float">
            <text:p>3914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5000" calcext:value-type="float">
            <text:p>3914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4000" calcext:value-type="float">
            <text:p>3914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21000" calcext:value-type="float">
            <text:p>3915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18000" calcext:value-type="float">
            <text:p>3915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9000" calcext:value-type="float">
            <text:p>3915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5000" calcext:value-type="float">
            <text:p>3915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5000" calcext:value-type="float">
            <text:p>3915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3000" calcext:value-type="float">
            <text:p>3915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53000" calcext:value-type="float">
            <text:p>3914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1000" calcext:value-type="float">
            <text:p>3910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66000" calcext:value-type="float">
            <text:p>3910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65000" calcext:value-type="float">
            <text:p>3910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8000" calcext:value-type="float">
            <text:p>3910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7000" calcext:value-type="float">
            <text:p>3910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90000" calcext:value-type="float">
            <text:p>3909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63000" calcext:value-type="float">
            <text:p>39096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4000" calcext:value-type="float">
            <text:p>3926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2000" calcext:value-type="float">
            <text:p>3926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9000" calcext:value-type="float">
            <text:p>3926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8000" calcext:value-type="float">
            <text:p>3926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87000" calcext:value-type="float">
            <text:p>3925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73000" calcext:value-type="float">
            <text:p>3925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50000" calcext:value-type="float">
            <text:p>3924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9000" calcext:value-type="float">
            <text:p>3924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2000" calcext:value-type="float">
            <text:p>3924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1000" calcext:value-type="float">
            <text:p>3924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0000" calcext:value-type="float">
            <text:p>3926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2000" calcext:value-type="float">
            <text:p>3926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9000" calcext:value-type="float">
            <text:p>3926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4000" calcext:value-type="float">
            <text:p>392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4000" calcext:value-type="float">
            <text:p>392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1000" calcext:value-type="float">
            <text:p>3921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69000" calcext:value-type="float">
            <text:p>39216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86000" calcext:value-type="float">
            <text:p>39208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8000" calcext:value-type="float">
            <text:p>3920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4000" calcext:value-type="float">
            <text:p>392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7000" calcext:value-type="float">
            <text:p>3920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88000" calcext:value-type="float">
            <text:p>3919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3000" calcext:value-type="float">
            <text:p>3919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1000" calcext:value-type="float">
            <text:p>3919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0000" calcext:value-type="float">
            <text:p>3919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91000" calcext:value-type="float">
            <text:p>3918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87000" calcext:value-type="float">
            <text:p>3918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61000" calcext:value-type="float">
            <text:p>39176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61000" calcext:value-type="float">
            <text:p>39176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79000" calcext:value-type="float">
            <text:p>3916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23000" calcext:value-type="float">
            <text:p>39162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43000" calcext:value-type="float">
            <text:p>3927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08000" calcext:value-type="float">
            <text:p>3927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2000" calcext:value-type="float">
            <text:p>3926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2000" calcext:value-type="float">
            <text:p>3926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4000" calcext:value-type="float">
            <text:p>3926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62000" calcext:value-type="float">
            <text:p>3925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64000" calcext:value-type="float">
            <text:p>3924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59000" calcext:value-type="float">
            <text:p>3924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05000" calcext:value-type="float">
            <text:p>3924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04000" calcext:value-type="float">
            <text:p>3924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03000" calcext:value-type="float">
            <text:p>3924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12000" calcext:value-type="float">
            <text:p>3922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5000" calcext:value-type="float">
            <text:p>3921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0000" calcext:value-type="float">
            <text:p>3921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62000" calcext:value-type="float">
            <text:p>3921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56000" calcext:value-type="float">
            <text:p>3921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51000" calcext:value-type="float">
            <text:p>3921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40000" calcext:value-type="float">
            <text:p>3921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10000" calcext:value-type="float">
            <text:p>3921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04000" calcext:value-type="float">
            <text:p>3921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0000" calcext:value-type="float">
            <text:p>3920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1000" calcext:value-type="float">
            <text:p>3920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0000" calcext:value-type="float">
            <text:p>3920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42000" calcext:value-type="float">
            <text:p>3920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44000" calcext:value-type="float">
            <text:p>3920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8000" calcext:value-type="float">
            <text:p>3918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0000" calcext:value-type="float">
            <text:p>3918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1000" calcext:value-type="float">
            <text:p>3918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9000" calcext:value-type="float">
            <text:p>39153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8000" calcext:value-type="float">
            <text:p>391538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0000" calcext:value-type="float">
            <text:p>3927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7000" calcext:value-type="float">
            <text:p>3927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89000" calcext:value-type="float">
            <text:p>3924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88000" calcext:value-type="float">
            <text:p>3924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26000" calcext:value-type="float">
            <text:p>3921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70000" calcext:value-type="float">
            <text:p>3919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68000" calcext:value-type="float">
            <text:p>3919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47000" calcext:value-type="float">
            <text:p>3919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45000" calcext:value-type="float">
            <text:p>3919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19000" calcext:value-type="float">
            <text:p>3919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53000" calcext:value-type="float">
            <text:p>3915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52000" calcext:value-type="float">
            <text:p>39155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54000" calcext:value-type="float">
            <text:p>3911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6000" calcext:value-type="float">
            <text:p>3910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60000" calcext:value-type="float">
            <text:p>3910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9000" calcext:value-type="float">
            <text:p>3910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9000" calcext:value-type="float">
            <text:p>3910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3000" calcext:value-type="float">
            <text:p>3910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16000" calcext:value-type="float">
            <text:p>3909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68000" calcext:value-type="float">
            <text:p>3908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71000" calcext:value-type="float">
            <text:p>3908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92000" calcext:value-type="float">
            <text:p>3904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45000" calcext:value-type="float">
            <text:p>3902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29000" calcext:value-type="float">
            <text:p>3902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45000" calcext:value-type="float">
            <text:p>3902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45000" calcext:value-type="float">
            <text:p>3899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12000" calcext:value-type="float">
            <text:p>3900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987000" calcext:value-type="float">
            <text:p>3899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539000" calcext:value-type="float">
            <text:p>389539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4000" calcext:value-type="float">
            <text:p>3927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4000" calcext:value-type="float">
            <text:p>3926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2000" calcext:value-type="float">
            <text:p>3926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18000" calcext:value-type="float">
            <text:p>3927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98000" calcext:value-type="float">
            <text:p>3920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93000" calcext:value-type="float">
            <text:p>3920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92000" calcext:value-type="float">
            <text:p>3920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90000" calcext:value-type="float">
            <text:p>3920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7000" calcext:value-type="float">
            <text:p>3920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7000" calcext:value-type="float">
            <text:p>3920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5000" calcext:value-type="float">
            <text:p>3920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7000" calcext:value-type="float">
            <text:p>3920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4000" calcext:value-type="float">
            <text:p>392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4000" calcext:value-type="float">
            <text:p>392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5000" calcext:value-type="float">
            <text:p>3920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3000" calcext:value-type="float">
            <text:p>3920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6000" calcext:value-type="float">
            <text:p>3919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5000" calcext:value-type="float">
            <text:p>3915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4000" calcext:value-type="float">
            <text:p>3915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2000" calcext:value-type="float">
            <text:p>3915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1000" calcext:value-type="float">
            <text:p>3915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8000" calcext:value-type="float">
            <text:p>39157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7000" calcext:value-type="float">
            <text:p>39157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64000" calcext:value-type="float">
            <text:p>3915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64000" calcext:value-type="float">
            <text:p>3915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57000" calcext:value-type="float">
            <text:p>3915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63000" calcext:value-type="float">
            <text:p>3913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67000" calcext:value-type="float">
            <text:p>3913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4000" calcext:value-type="float">
            <text:p>391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4000" calcext:value-type="float">
            <text:p>391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4000" calcext:value-type="float">
            <text:p>391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51000" calcext:value-type="float">
            <text:p>3913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50000" calcext:value-type="float">
            <text:p>391350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4000" calcext:value-type="float">
            <text:p>3926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9000" calcext:value-type="float">
            <text:p>3922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9000" calcext:value-type="float">
            <text:p>3922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8000" calcext:value-type="float">
            <text:p>3922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4000" calcext:value-type="float">
            <text:p>3922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8000" calcext:value-type="float">
            <text:p>3917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60000" calcext:value-type="float">
            <text:p>39176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9000" calcext:value-type="float">
            <text:p>3917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5000" calcext:value-type="float">
            <text:p>3917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43000" calcext:value-type="float">
            <text:p>3917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59000" calcext:value-type="float">
            <text:p>3914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01000" calcext:value-type="float">
            <text:p>39140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93000" calcext:value-type="float">
            <text:p>3913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1000" calcext:value-type="float">
            <text:p>3914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06000" calcext:value-type="float">
            <text:p>3914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98000" calcext:value-type="float">
            <text:p>3913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85000" calcext:value-type="float">
            <text:p>3913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86000" calcext:value-type="float">
            <text:p>39138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5000" calcext:value-type="float">
            <text:p>3913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5000" calcext:value-type="float">
            <text:p>3913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37000" calcext:value-type="float">
            <text:p>3910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31000" calcext:value-type="float">
            <text:p>3909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63000" calcext:value-type="float">
            <text:p>3907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3000" calcext:value-type="float">
            <text:p>3907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1000" calcext:value-type="float">
            <text:p>3907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31000" calcext:value-type="float">
            <text:p>3906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15000" calcext:value-type="float">
            <text:p>39061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05000" calcext:value-type="float">
            <text:p>3906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19000" calcext:value-type="float">
            <text:p>3903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56000" calcext:value-type="float">
            <text:p>390156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57000" calcext:value-type="float">
            <text:p>3922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49000" calcext:value-type="float">
            <text:p>3922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8000" calcext:value-type="float">
            <text:p>3920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45000" calcext:value-type="float">
            <text:p>3917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1000" calcext:value-type="float">
            <text:p>3916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71000" calcext:value-type="float">
            <text:p>3914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71000" calcext:value-type="float">
            <text:p>3914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72000" calcext:value-type="float">
            <text:p>3914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72000" calcext:value-type="float">
            <text:p>3914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72000" calcext:value-type="float">
            <text:p>3914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67000" calcext:value-type="float">
            <text:p>3911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8000" calcext:value-type="float">
            <text:p>3911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8000" calcext:value-type="float">
            <text:p>3911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9000" calcext:value-type="float">
            <text:p>3911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99000" calcext:value-type="float">
            <text:p>3911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95000" calcext:value-type="float">
            <text:p>3911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44000" calcext:value-type="float">
            <text:p>3909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11000" calcext:value-type="float">
            <text:p>3908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79000" calcext:value-type="float">
            <text:p>3908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88000" calcext:value-type="float">
            <text:p>3908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35000" calcext:value-type="float">
            <text:p>3905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32000" calcext:value-type="float">
            <text:p>3905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31000" calcext:value-type="float">
            <text:p>3905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30000" calcext:value-type="float">
            <text:p>3905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30000" calcext:value-type="float">
            <text:p>3905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5000" calcext:value-type="float">
            <text:p>3904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4000" calcext:value-type="float">
            <text:p>3904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5000" calcext:value-type="float">
            <text:p>3904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8000" calcext:value-type="float">
            <text:p>3904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7000" calcext:value-type="float">
            <text:p>3904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31000" calcext:value-type="float">
            <text:p>3904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32000" calcext:value-type="float">
            <text:p>3904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28000" calcext:value-type="float">
            <text:p>390428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0000" calcext:value-type="float">
            <text:p>3927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0000" calcext:value-type="float">
            <text:p>3927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56000" calcext:value-type="float">
            <text:p>3926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6000" calcext:value-type="float">
            <text:p>3920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7000" calcext:value-type="float">
            <text:p>3920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7000" calcext:value-type="float">
            <text:p>3920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5000" calcext:value-type="float">
            <text:p>3920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5000" calcext:value-type="float">
            <text:p>3920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3000" calcext:value-type="float">
            <text:p>3920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0000" calcext:value-type="float">
            <text:p>3920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8000" calcext:value-type="float">
            <text:p>3918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47000" calcext:value-type="float">
            <text:p>3918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65000" calcext:value-type="float">
            <text:p>3912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00000" calcext:value-type="float">
            <text:p>3912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06000" calcext:value-type="float">
            <text:p>3912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29000" calcext:value-type="float">
            <text:p>3912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02000" calcext:value-type="float">
            <text:p>39110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93000" calcext:value-type="float">
            <text:p>3910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11000" calcext:value-type="float">
            <text:p>3910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26000" calcext:value-type="float">
            <text:p>3909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85000" calcext:value-type="float">
            <text:p>3908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83000" calcext:value-type="float">
            <text:p>3908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84000" calcext:value-type="float">
            <text:p>3908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56000" calcext:value-type="float">
            <text:p>3908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52000" calcext:value-type="float">
            <text:p>39085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27000" calcext:value-type="float">
            <text:p>3908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25000" calcext:value-type="float">
            <text:p>3908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27000" calcext:value-type="float">
            <text:p>3908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99000" calcext:value-type="float">
            <text:p>3907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74000" calcext:value-type="float">
            <text:p>390974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4000" calcext:value-type="float">
            <text:p>392774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31000" calcext:value-type="float">
            <text:p>3925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1000" calcext:value-type="float">
            <text:p>3920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1000" calcext:value-type="float">
            <text:p>3920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7000" calcext:value-type="float">
            <text:p>3919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5000" calcext:value-type="float">
            <text:p>3919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6000" calcext:value-type="float">
            <text:p>3919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85000" calcext:value-type="float">
            <text:p>3919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84000" calcext:value-type="float">
            <text:p>3919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68000" calcext:value-type="float">
            <text:p>3919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67000" calcext:value-type="float">
            <text:p>3919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3000" calcext:value-type="float">
            <text:p>3919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3000" calcext:value-type="float">
            <text:p>3919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66000" calcext:value-type="float">
            <text:p>3918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8000" calcext:value-type="float">
            <text:p>3916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4000" calcext:value-type="float">
            <text:p>39153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3000" calcext:value-type="float">
            <text:p>3915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3000" calcext:value-type="float">
            <text:p>3915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2000" calcext:value-type="float">
            <text:p>3915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1000" calcext:value-type="float">
            <text:p>3915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31000" calcext:value-type="float">
            <text:p>3915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1000" calcext:value-type="float">
            <text:p>3914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08000" calcext:value-type="float">
            <text:p>3914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65000" calcext:value-type="float">
            <text:p>3913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9000" calcext:value-type="float">
            <text:p>3911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9000" calcext:value-type="float">
            <text:p>3911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4000" calcext:value-type="float">
            <text:p>3911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5000" calcext:value-type="float">
            <text:p>3911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3000" calcext:value-type="float">
            <text:p>39112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84000" calcext:value-type="float">
            <text:p>3910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83000" calcext:value-type="float">
            <text:p>3910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34000" calcext:value-type="float">
            <text:p>390934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51000" calcext:value-type="float">
            <text:p>3926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9000" calcext:value-type="float">
            <text:p>3926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8000" calcext:value-type="float">
            <text:p>3926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8000" calcext:value-type="float">
            <text:p>3926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14000" calcext:value-type="float">
            <text:p>3927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14000" calcext:value-type="float">
            <text:p>3927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21000" calcext:value-type="float">
            <text:p>3927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3000" calcext:value-type="float">
            <text:p>3926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0000" calcext:value-type="float">
            <text:p>3924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0000" calcext:value-type="float">
            <text:p>3924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0000" calcext:value-type="float">
            <text:p>3924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12000" calcext:value-type="float">
            <text:p>3924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12000" calcext:value-type="float">
            <text:p>3924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33000" calcext:value-type="float">
            <text:p>3924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30000" calcext:value-type="float">
            <text:p>3924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54000" calcext:value-type="float">
            <text:p>3920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2000" calcext:value-type="float">
            <text:p>3920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5000" calcext:value-type="float">
            <text:p>3920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9000" calcext:value-type="float">
            <text:p>3920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9000" calcext:value-type="float">
            <text:p>3920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4000" calcext:value-type="float">
            <text:p>3920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12000" calcext:value-type="float">
            <text:p>3920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65000" calcext:value-type="float">
            <text:p>3918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65000" calcext:value-type="float">
            <text:p>3918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39000" calcext:value-type="float">
            <text:p>39173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1000" calcext:value-type="float">
            <text:p>3916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74000" calcext:value-type="float">
            <text:p>3916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1000" calcext:value-type="float">
            <text:p>3916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7000" calcext:value-type="float">
            <text:p>3914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7000" calcext:value-type="float">
            <text:p>3914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0000" calcext:value-type="float">
            <text:p>3915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00000" calcext:value-type="float">
            <text:p>3915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3000" calcext:value-type="float">
            <text:p>3914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21000" calcext:value-type="float">
            <text:p>3912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20000" calcext:value-type="float">
            <text:p>3912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44000" calcext:value-type="float">
            <text:p>3913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44000" calcext:value-type="float">
            <text:p>3913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6000" calcext:value-type="float">
            <text:p>391416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1000" calcext:value-type="float">
            <text:p>3927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1000" calcext:value-type="float">
            <text:p>3927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19000" calcext:value-type="float">
            <text:p>3926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5000" calcext:value-type="float">
            <text:p>3926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1000" calcext:value-type="float">
            <text:p>39260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9000" calcext:value-type="float">
            <text:p>3924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8000" calcext:value-type="float">
            <text:p>3924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5000" calcext:value-type="float">
            <text:p>3924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2000" calcext:value-type="float">
            <text:p>3924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2000" calcext:value-type="float">
            <text:p>3924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72000" calcext:value-type="float">
            <text:p>3920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71000" calcext:value-type="float">
            <text:p>3920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7000" calcext:value-type="float">
            <text:p>3920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6000" calcext:value-type="float">
            <text:p>3920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6000" calcext:value-type="float">
            <text:p>3920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7000" calcext:value-type="float">
            <text:p>3920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8000" calcext:value-type="float">
            <text:p>39202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9000" calcext:value-type="float">
            <text:p>3920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3000" calcext:value-type="float">
            <text:p>3919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89000" calcext:value-type="float">
            <text:p>3919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79000" calcext:value-type="float">
            <text:p>3919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3000" calcext:value-type="float">
            <text:p>3919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78000" calcext:value-type="float">
            <text:p>39197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70000" calcext:value-type="float">
            <text:p>3919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35000" calcext:value-type="float">
            <text:p>3919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35000" calcext:value-type="float">
            <text:p>3919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00000" calcext:value-type="float">
            <text:p>3917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8000" calcext:value-type="float">
            <text:p>3916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67000" calcext:value-type="float">
            <text:p>3916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49000" calcext:value-type="float">
            <text:p>391549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7000" calcext:value-type="float">
            <text:p>3918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6000" calcext:value-type="float">
            <text:p>3918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6000" calcext:value-type="float">
            <text:p>3916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53000" calcext:value-type="float">
            <text:p>3910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88000" calcext:value-type="float">
            <text:p>3910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79000" calcext:value-type="float">
            <text:p>3910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01000" calcext:value-type="float">
            <text:p>39010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00000" calcext:value-type="float">
            <text:p>3901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99000" calcext:value-type="float">
            <text:p>3900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99000" calcext:value-type="float">
            <text:p>3900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35000" calcext:value-type="float">
            <text:p>3900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532000" calcext:value-type="float">
            <text:p>3895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25000" calcext:value-type="float">
            <text:p>3894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17000" calcext:value-type="float">
            <text:p>3894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17000" calcext:value-type="float">
            <text:p>3894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11000" calcext:value-type="float">
            <text:p>3894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11000" calcext:value-type="float">
            <text:p>3894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410000" calcext:value-type="float">
            <text:p>3894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7000" calcext:value-type="float">
            <text:p>3890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7000" calcext:value-type="float">
            <text:p>3890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5000" calcext:value-type="float">
            <text:p>3890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4000" calcext:value-type="float">
            <text:p>389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4000" calcext:value-type="float">
            <text:p>389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4000" calcext:value-type="float">
            <text:p>3890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26000" calcext:value-type="float">
            <text:p>3890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9042000" calcext:value-type="float">
            <text:p>3890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6000" calcext:value-type="float">
            <text:p>3886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2000" calcext:value-type="float">
            <text:p>3886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1000" calcext:value-type="float">
            <text:p>3886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4000" calcext:value-type="float">
            <text:p>3886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3000" calcext:value-type="float">
            <text:p>3886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3000" calcext:value-type="float">
            <text:p>3886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616000" calcext:value-type="float">
            <text:p>3886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88598000" calcext:value-type="float">
            <text:p>388598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73000" calcext:value-type="float">
            <text:p>3925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46000" calcext:value-type="float">
            <text:p>39254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40000" calcext:value-type="float">
            <text:p>3925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39000" calcext:value-type="float">
            <text:p>39253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33000" calcext:value-type="float">
            <text:p>3923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7000" calcext:value-type="float">
            <text:p>3923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8000" calcext:value-type="float">
            <text:p>3920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6000" calcext:value-type="float">
            <text:p>39206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61000" calcext:value-type="float">
            <text:p>39176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52000" calcext:value-type="float">
            <text:p>39175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49000" calcext:value-type="float">
            <text:p>3917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7000" calcext:value-type="float">
            <text:p>3918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27000" calcext:value-type="float">
            <text:p>3914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27000" calcext:value-type="float">
            <text:p>3914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6000" calcext:value-type="float">
            <text:p>3914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6000" calcext:value-type="float">
            <text:p>3914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4000" calcext:value-type="float">
            <text:p>3914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2000" calcext:value-type="float">
            <text:p>3914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4000" calcext:value-type="float">
            <text:p>3914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14000" calcext:value-type="float">
            <text:p>3914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84000" calcext:value-type="float">
            <text:p>3911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80000" calcext:value-type="float">
            <text:p>3909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85000" calcext:value-type="float">
            <text:p>39098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72000" calcext:value-type="float">
            <text:p>3909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67000" calcext:value-type="float">
            <text:p>3909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42000" calcext:value-type="float">
            <text:p>3909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38000" calcext:value-type="float">
            <text:p>39093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37000" calcext:value-type="float">
            <text:p>3909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8000" calcext:value-type="float">
            <text:p>3907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98000" calcext:value-type="float">
            <text:p>390698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9000" calcext:value-type="float">
            <text:p>39276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3000" calcext:value-type="float">
            <text:p>3927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22000" calcext:value-type="float">
            <text:p>3924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7000" calcext:value-type="float">
            <text:p>39237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0000" calcext:value-type="float">
            <text:p>3923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69000" calcext:value-type="float">
            <text:p>39236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37000" calcext:value-type="float">
            <text:p>3923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17000" calcext:value-type="float">
            <text:p>39221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78000" calcext:value-type="float">
            <text:p>39207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8000" calcext:value-type="float">
            <text:p>3920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67000" calcext:value-type="float">
            <text:p>3920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6000" calcext:value-type="float">
            <text:p>3916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6000" calcext:value-type="float">
            <text:p>3916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75000" calcext:value-type="float">
            <text:p>39167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2000" calcext:value-type="float">
            <text:p>3916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32000" calcext:value-type="float">
            <text:p>3916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8000" calcext:value-type="float">
            <text:p>3916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8000" calcext:value-type="float">
            <text:p>3916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4000" calcext:value-type="float">
            <text:p>3916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14000" calcext:value-type="float">
            <text:p>3916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7000" calcext:value-type="float">
            <text:p>3914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8000" calcext:value-type="float">
            <text:p>3914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33000" calcext:value-type="float">
            <text:p>3914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82000" calcext:value-type="float">
            <text:p>3912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5000" calcext:value-type="float">
            <text:p>39104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4000" calcext:value-type="float">
            <text:p>3910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7000" calcext:value-type="float">
            <text:p>3910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82000" calcext:value-type="float">
            <text:p>3909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88000" calcext:value-type="float">
            <text:p>3908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40000" calcext:value-type="float">
            <text:p>3906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50000" calcext:value-type="float">
            <text:p>3906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41000" calcext:value-type="float">
            <text:p>390641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90000" calcext:value-type="float">
            <text:p>3926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93000" calcext:value-type="float">
            <text:p>3925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92000" calcext:value-type="float">
            <text:p>3925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91000" calcext:value-type="float">
            <text:p>3925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38000" calcext:value-type="float">
            <text:p>39253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83000" calcext:value-type="float">
            <text:p>3922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76000" calcext:value-type="float">
            <text:p>3922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69000" calcext:value-type="float">
            <text:p>39226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16000" calcext:value-type="float">
            <text:p>3922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16000" calcext:value-type="float">
            <text:p>39221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15000" calcext:value-type="float">
            <text:p>39221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82000" calcext:value-type="float">
            <text:p>3921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81000" calcext:value-type="float">
            <text:p>3921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8000" calcext:value-type="float">
            <text:p>39217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84000" calcext:value-type="float">
            <text:p>3917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71000" calcext:value-type="float">
            <text:p>3916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71000" calcext:value-type="float">
            <text:p>39167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67000" calcext:value-type="float">
            <text:p>3916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67000" calcext:value-type="float">
            <text:p>39166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6000" calcext:value-type="float">
            <text:p>3916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44000" calcext:value-type="float">
            <text:p>3915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44000" calcext:value-type="float">
            <text:p>39154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26000" calcext:value-type="float">
            <text:p>3911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3000" calcext:value-type="float">
            <text:p>3907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12000" calcext:value-type="float">
            <text:p>3907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09000" calcext:value-type="float">
            <text:p>3907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07000" calcext:value-type="float">
            <text:p>3907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20000" calcext:value-type="float">
            <text:p>3907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29000" calcext:value-type="float">
            <text:p>3906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30000" calcext:value-type="float">
            <text:p>3906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29000" calcext:value-type="float">
            <text:p>3906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31000" calcext:value-type="float">
            <text:p>3906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11000" calcext:value-type="float">
            <text:p>390611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9000" calcext:value-type="float">
            <text:p>3926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4000" calcext:value-type="float">
            <text:p>3926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05000" calcext:value-type="float">
            <text:p>3920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42000" calcext:value-type="float">
            <text:p>39194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0000" calcext:value-type="float">
            <text:p>3919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0000" calcext:value-type="float">
            <text:p>3919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8000" calcext:value-type="float">
            <text:p>3919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61000" calcext:value-type="float">
            <text:p>39196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8000" calcext:value-type="float">
            <text:p>3919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7000" calcext:value-type="float">
            <text:p>3919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06000" calcext:value-type="float">
            <text:p>3919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1000" calcext:value-type="float">
            <text:p>39181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3000" calcext:value-type="float">
            <text:p>3917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1000" calcext:value-type="float">
            <text:p>3914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3000" calcext:value-type="float">
            <text:p>3914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4000" calcext:value-type="float">
            <text:p>3914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4000" calcext:value-type="float">
            <text:p>3914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55000" calcext:value-type="float">
            <text:p>39115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76000" calcext:value-type="float">
            <text:p>3907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781000" calcext:value-type="float">
            <text:p>39078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94000" calcext:value-type="float">
            <text:p>3906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53000" calcext:value-type="float">
            <text:p>3905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50000" calcext:value-type="float">
            <text:p>39045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8000" calcext:value-type="float">
            <text:p>3904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3000" calcext:value-type="float">
            <text:p>3904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1000" calcext:value-type="float">
            <text:p>3904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95000" calcext:value-type="float">
            <text:p>3903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83000" calcext:value-type="float">
            <text:p>3902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82000" calcext:value-type="float">
            <text:p>3902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84000" calcext:value-type="float">
            <text:p>3902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80000" calcext:value-type="float">
            <text:p>390280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72000" calcext:value-type="float">
            <text:p>3927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95000" calcext:value-type="float">
            <text:p>39249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05000" calcext:value-type="float">
            <text:p>39250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03000" calcext:value-type="float">
            <text:p>3925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2000" calcext:value-type="float">
            <text:p>3920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26000" calcext:value-type="float">
            <text:p>3920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32000" calcext:value-type="float">
            <text:p>3917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32000" calcext:value-type="float">
            <text:p>3917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26000" calcext:value-type="float">
            <text:p>39172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13000" calcext:value-type="float">
            <text:p>3917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61000" calcext:value-type="float">
            <text:p>39166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57000" calcext:value-type="float">
            <text:p>3916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9000" calcext:value-type="float">
            <text:p>3916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9000" calcext:value-type="float">
            <text:p>3915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9000" calcext:value-type="float">
            <text:p>39158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88000" calcext:value-type="float">
            <text:p>3915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41000" calcext:value-type="float">
            <text:p>3913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41000" calcext:value-type="float">
            <text:p>3913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19000" calcext:value-type="float">
            <text:p>3908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18000" calcext:value-type="float">
            <text:p>3908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87000" calcext:value-type="float">
            <text:p>3904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87000" calcext:value-type="float">
            <text:p>39048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65000" calcext:value-type="float">
            <text:p>3904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14000" calcext:value-type="float">
            <text:p>3902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39000" calcext:value-type="float">
            <text:p>39013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94000" calcext:value-type="float">
            <text:p>39009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069000" calcext:value-type="float">
            <text:p>39006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58000" calcext:value-type="float">
            <text:p>39015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53000" calcext:value-type="float">
            <text:p>3901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51000" calcext:value-type="float">
            <text:p>39015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30000" calcext:value-type="float">
            <text:p>3901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165000" calcext:value-type="float">
            <text:p>390165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88000" calcext:value-type="float">
            <text:p>3926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63000" calcext:value-type="float">
            <text:p>39266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33000" calcext:value-type="float">
            <text:p>3926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49000" calcext:value-type="float">
            <text:p>3924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449000" calcext:value-type="float">
            <text:p>3924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93000" calcext:value-type="float">
            <text:p>3923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68000" calcext:value-type="float">
            <text:p>39236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0000" calcext:value-type="float">
            <text:p>3923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74000" calcext:value-type="float">
            <text:p>392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20000" calcext:value-type="float">
            <text:p>39232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9000" calcext:value-type="float">
            <text:p>3923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6000" calcext:value-type="float">
            <text:p>3923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7000" calcext:value-type="float">
            <text:p>39230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301000" calcext:value-type="float">
            <text:p>39230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9000" calcext:value-type="float">
            <text:p>3922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9000" calcext:value-type="float">
            <text:p>3922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8000" calcext:value-type="float">
            <text:p>3922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98000" calcext:value-type="float">
            <text:p>3922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9000" calcext:value-type="float">
            <text:p>3921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79000" calcext:value-type="float">
            <text:p>3921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2000" calcext:value-type="float">
            <text:p>39203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031000" calcext:value-type="float">
            <text:p>39203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47000" calcext:value-type="float">
            <text:p>39164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4000" calcext:value-type="float">
            <text:p>39148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82000" calcext:value-type="float">
            <text:p>39148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54000" calcext:value-type="float">
            <text:p>3914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374000" calcext:value-type="float">
            <text:p>3913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00000" calcext:value-type="float">
            <text:p>39100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03000" calcext:value-type="float">
            <text:p>3906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02000" calcext:value-type="float">
            <text:p>39060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80000" calcext:value-type="float">
            <text:p>3905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09000" calcext:value-type="float">
            <text:p>390609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4000" calcext:value-type="float">
            <text:p>3927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765000" calcext:value-type="float">
            <text:p>39276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79000" calcext:value-type="float">
            <text:p>3925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77000" calcext:value-type="float">
            <text:p>39257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73000" calcext:value-type="float">
            <text:p>3925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64000" calcext:value-type="float">
            <text:p>39256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557000" calcext:value-type="float">
            <text:p>3925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6000" calcext:value-type="float">
            <text:p>3921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88000" calcext:value-type="float">
            <text:p>39218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90000" calcext:value-type="float">
            <text:p>3921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14000" calcext:value-type="float">
            <text:p>3921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104000" calcext:value-type="float">
            <text:p>3921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6000" calcext:value-type="float">
            <text:p>3917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96000" calcext:value-type="float">
            <text:p>3917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76000" calcext:value-type="float">
            <text:p>39177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702000" calcext:value-type="float">
            <text:p>39170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6000" calcext:value-type="float">
            <text:p>3916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96000" calcext:value-type="float">
            <text:p>39169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6000" calcext:value-type="float">
            <text:p>39168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686000" calcext:value-type="float">
            <text:p>39168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8000" calcext:value-type="float">
            <text:p>39157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9000" calcext:value-type="float">
            <text:p>39157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577000" calcext:value-type="float">
            <text:p>39157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197000" calcext:value-type="float">
            <text:p>3911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9000" calcext:value-type="float">
            <text:p>3910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9000" calcext:value-type="float">
            <text:p>3910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048000" calcext:value-type="float">
            <text:p>3910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74000" calcext:value-type="float">
            <text:p>39097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83000" calcext:value-type="float">
            <text:p>3909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25000" calcext:value-type="float">
            <text:p>39092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14000" calcext:value-type="float">
            <text:p>39091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08000" calcext:value-type="float">
            <text:p>3909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07000" calcext:value-type="float">
            <text:p>390907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41000" calcext:value-type="float">
            <text:p>39264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30000" calcext:value-type="float">
            <text:p>3926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6000" calcext:value-type="float">
            <text:p>39260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604000" calcext:value-type="float">
            <text:p>3926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37000" calcext:value-type="float">
            <text:p>39223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1000" calcext:value-type="float">
            <text:p>3919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3000" calcext:value-type="float">
            <text:p>3919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3000" calcext:value-type="float">
            <text:p>3919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2000" calcext:value-type="float">
            <text:p>39199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91000" calcext:value-type="float">
            <text:p>3919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13000" calcext:value-type="float">
            <text:p>39191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91000" calcext:value-type="float">
            <text:p>39189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1000" calcext:value-type="float">
            <text:p>391821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9000" calcext:value-type="float">
            <text:p>39149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497000" calcext:value-type="float">
            <text:p>39149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49000" calcext:value-type="float">
            <text:p>39124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43000" calcext:value-type="float">
            <text:p>39124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36000" calcext:value-type="float">
            <text:p>39123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48000" calcext:value-type="float">
            <text:p>39084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840000" calcext:value-type="float">
            <text:p>3908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35000" calcext:value-type="float">
            <text:p>390635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30000" calcext:value-type="float">
            <text:p>39063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22000" calcext:value-type="float">
            <text:p>39062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18000" calcext:value-type="float">
            <text:p>39061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83000" calcext:value-type="float">
            <text:p>39038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12000" calcext:value-type="float">
            <text:p>39031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02000" calcext:value-type="float">
            <text:p>39030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303000" calcext:value-type="float">
            <text:p>3903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80000" calcext:value-type="float">
            <text:p>39028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260000" calcext:value-type="float">
            <text:p>390260000</text:p>
          </table:table-cell>
        </table:table-row>
        <table:table-row table:style-name="ro1">
          <table:table-cell table:number-columns-repeated="2" office:value-type="float" office:value="392773000" calcext:value-type="float">
            <text:p>39277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27000" calcext:value-type="float">
            <text:p>39222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8000" calcext:value-type="float">
            <text:p>39220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2203000" calcext:value-type="float">
            <text:p>39220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72000" calcext:value-type="float">
            <text:p>39197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40000" calcext:value-type="float">
            <text:p>3919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7000" calcext:value-type="float">
            <text:p>391957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6000" calcext:value-type="float">
            <text:p>391956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4000" calcext:value-type="float">
            <text:p>39195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52000" calcext:value-type="float">
            <text:p>39195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40000" calcext:value-type="float">
            <text:p>3919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34000" calcext:value-type="float">
            <text:p>39193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929000" calcext:value-type="float">
            <text:p>39192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4000" calcext:value-type="float">
            <text:p>3918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24000" calcext:value-type="float">
            <text:p>39182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819000" calcext:value-type="float">
            <text:p>39181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1293000" calcext:value-type="float">
            <text:p>39129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933000" calcext:value-type="float">
            <text:p>39093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609000" calcext:value-type="float">
            <text:p>3906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98000" calcext:value-type="float">
            <text:p>390598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90000" calcext:value-type="float">
            <text:p>39059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70000" calcext:value-type="float">
            <text:p>39057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09000" calcext:value-type="float">
            <text:p>3905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04000" calcext:value-type="float">
            <text:p>390504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10000" calcext:value-type="float">
            <text:p>39051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09000" calcext:value-type="float">
            <text:p>3905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509000" calcext:value-type="float">
            <text:p>39050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53000" calcext:value-type="float">
            <text:p>390453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40000" calcext:value-type="float">
            <text:p>390440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59000" calcext:value-type="float">
            <text:p>390459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62000" calcext:value-type="float">
            <text:p>390462000</text:p>
          </table:table-cell>
        </table:table-row>
        <table:table-row table:style-name="ro1">
          <table:table-cell office:value-type="float" office:value="392773000" calcext:value-type="float">
            <text:p>392773000</text:p>
          </table:table-cell>
          <table:table-cell office:value-type="float" office:value="390455000" calcext:value-type="float">
            <text:p>3904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50:32.273199535</dc:date>
    <meta:editing-duration>PT6M41S</meta:editing-duration>
    <meta:editing-cycles>1</meta:editing-cycles>
    <meta:document-statistic meta:table-count="1" meta:cell-count="378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792cm" svg:height="22.287cm" xlink:href=".." xlink:type="simple" chart:class="chart:line" chart:style-name="ch1">
        <chart:title svg:x="15.143cm" svg:y="0.581cm" chart:style-name="ch2">
          <text:p>tracking solutions to kd (popsize 30, 30 swaps)</text:p>
        </chart:title>
        <chart:legend chart:legend-position="end" svg:x="36.146cm" svg:y="10.595cm" style:legend-expansion="high" chart:style-name="ch3"/>
        <chart:plot-area chart:style-name="ch4" table:cell-range-address="sol_tracker_base.A1:sol_tracker_base.B1894" chart:data-source-has-labels="row" svg:x="1.806cm" svg:y="1.805cm" svg:width="33.545cm" svg:height="19.056cm">
          <chartooo:coordinate-region svg:x="3.724cm" svg:y="1.805cm" svg:width="31.627cm" svg:height="17.803cm"/>
          <chart:axis chart:dimension="x" chart:name="primary-x" chart:style-name="ch5">
            <chart:title svg:x="18.058cm" svg:y="21.306cm" chart:style-name="ch6">
              <text:p>swaps</text:p>
            </chart:title>
          </chart:axis>
          <chart:axis chart:dimension="y" chart:name="primary-y" chart:style-name="ch5">
            <chart:title svg:x="0.451cm" svg:y="12.475cm" chart:style-name="ch7">
              <text:p>objective value</text:p>
            </chart:title>
            <chart:grid chart:style-name="ch8" chart:class="major"/>
          </chart:axis>
          <chart:series chart:style-name="ch9" chart:values-cell-range-address="sol_tracker_base.A2:sol_tracker_base.A1894" chart:label-cell-address="sol_tracker_base.A1:sol_tracker_base.A1" chart:class="chart:line">
            <chart:data-point chart:repeated="1893"/>
          </chart:series>
          <chart:series chart:style-name="ch10" chart:values-cell-range-address="sol_tracker_base.B2:sol_tracker_base.B1894" chart:label-cell-address="sol_tracker_base.B1:sol_tracker_base.B1" chart:class="chart:line">
            <chart:data-point chart:repeated="18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solution</text:p>
                <draw:g>
                  <svg:desc>sol_tracker_base.A1:sol_tracker_base.A1</svg:desc>
                </draw:g>
              </table:table-cell>
              <table:table-cell office:value-type="string">
                <text:p>value per swap</text:p>
                <draw:g>
                  <svg:desc>sol_tracker_base.B1:sol_tracker_ba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910000">
                <text:p>389910000</text:p>
                <draw:g>
                  <svg:desc>sol_tracker_base.A2:sol_tracker_base.A1894</svg:desc>
                </draw:g>
              </table:table-cell>
              <table:table-cell office:value-type="float" office:value="389910000">
                <text:p>389910000</text:p>
                <draw:g>
                  <svg:desc>sol_tracker_base.B2:sol_tracker_base.B18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23000">
                <text:p>38992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45000">
                <text:p>38964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3000">
                <text:p>38939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88000">
                <text:p>38898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74000">
                <text:p>38897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94000">
                <text:p>38889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56000">
                <text:p>388856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1000">
                <text:p>38882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4000">
                <text:p>38882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8000">
                <text:p>388808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7000">
                <text:p>3888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5000">
                <text:p>388815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8000">
                <text:p>38880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27000">
                <text:p>388727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24000">
                <text:p>38872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2000">
                <text:p>38868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9000">
                <text:p>38866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0000">
                <text:p>38867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45000">
                <text:p>38844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60000">
                <text:p>38836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9000">
                <text:p>38835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85000">
                <text:p>38828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84000">
                <text:p>38828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81000">
                <text:p>38828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44000">
                <text:p>38764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41000">
                <text:p>38764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03000">
                <text:p>38760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599000">
                <text:p>38759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543000">
                <text:p>387543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8000">
                <text:p>38989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3000">
                <text:p>389893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4000">
                <text:p>389894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38000">
                <text:p>389838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62000">
                <text:p>38986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1000">
                <text:p>38971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7000">
                <text:p>389297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4000">
                <text:p>38931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8000">
                <text:p>389308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3000">
                <text:p>389253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78000">
                <text:p>389178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84000">
                <text:p>38918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1000">
                <text:p>38913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0000">
                <text:p>38913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0000">
                <text:p>38924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1000">
                <text:p>38924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4000">
                <text:p>38923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4000">
                <text:p>389244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79000">
                <text:p>389279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2000">
                <text:p>389312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7000">
                <text:p>389287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3000">
                <text:p>389283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01000">
                <text:p>38920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04000">
                <text:p>38920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3000">
                <text:p>389213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36000">
                <text:p>388836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88000">
                <text:p>388788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82000">
                <text:p>38878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3000">
                <text:p>38875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3000">
                <text:p>388753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46000">
                <text:p>389646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68000">
                <text:p>389668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8000">
                <text:p>389558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7000">
                <text:p>389557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6000">
                <text:p>389556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9000">
                <text:p>389519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89000">
                <text:p>38948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74000">
                <text:p>389374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73000">
                <text:p>389373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73000">
                <text:p>38937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7000">
                <text:p>389287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6000">
                <text:p>389286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78000">
                <text:p>389278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2000">
                <text:p>389232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85000">
                <text:p>389185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81000">
                <text:p>38918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59000">
                <text:p>389159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47000">
                <text:p>389147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46000">
                <text:p>389146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2000">
                <text:p>38912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5000">
                <text:p>388815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0000">
                <text:p>38859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86000">
                <text:p>388586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43000">
                <text:p>388243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42000">
                <text:p>38824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34000">
                <text:p>38823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8000">
                <text:p>38821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7000">
                <text:p>388217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56000">
                <text:p>388156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6000">
                <text:p>389906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5000">
                <text:p>389905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2000">
                <text:p>389902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60000">
                <text:p>38986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61000">
                <text:p>38986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70000">
                <text:p>38987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73000">
                <text:p>389673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2000">
                <text:p>389552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4000">
                <text:p>389514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96000">
                <text:p>389496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9000">
                <text:p>389269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9000">
                <text:p>389219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43000">
                <text:p>38914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8000">
                <text:p>389128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0000">
                <text:p>38882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7000">
                <text:p>388817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1000">
                <text:p>38881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83000">
                <text:p>388583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5000">
                <text:p>38846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79000">
                <text:p>388479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15000">
                <text:p>388415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89000">
                <text:p>38838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5000">
                <text:p>38834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9000">
                <text:p>388349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36000">
                <text:p>388336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27000">
                <text:p>388327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80000">
                <text:p>38828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79000">
                <text:p>388279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75000">
                <text:p>388275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67000">
                <text:p>389867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7000">
                <text:p>389847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6000">
                <text:p>389846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4000">
                <text:p>389844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56000">
                <text:p>389756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57000">
                <text:p>389857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72000">
                <text:p>38967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1000">
                <text:p>38971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39000">
                <text:p>389639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40000">
                <text:p>38954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19000">
                <text:p>389619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3000">
                <text:p>389533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8000">
                <text:p>389538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7000">
                <text:p>389537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0000">
                <text:p>38952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4000">
                <text:p>389434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82000">
                <text:p>38938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4000">
                <text:p>389294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70000">
                <text:p>38927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9000">
                <text:p>389229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3000">
                <text:p>389123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1000">
                <text:p>38901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75000">
                <text:p>388775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74000">
                <text:p>388774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8000">
                <text:p>38869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8000">
                <text:p>38875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10000">
                <text:p>38871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17000">
                <text:p>388717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6000">
                <text:p>388666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5000">
                <text:p>389895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6000">
                <text:p>389906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26000">
                <text:p>389926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2000">
                <text:p>389892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0000">
                <text:p>38989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8000">
                <text:p>389888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19000">
                <text:p>389819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1000">
                <text:p>38979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54000">
                <text:p>389754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35000">
                <text:p>389735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74000">
                <text:p>389274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4000">
                <text:p>389264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07000">
                <text:p>389207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6000">
                <text:p>389006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9000">
                <text:p>388969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0000">
                <text:p>38896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50000">
                <text:p>38895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6000">
                <text:p>388966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52000">
                <text:p>38895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9000">
                <text:p>388939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3000">
                <text:p>388933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29000">
                <text:p>388929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28000">
                <text:p>388928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8000">
                <text:p>388648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2000">
                <text:p>388522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08000">
                <text:p>388508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6000">
                <text:p>388456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07000">
                <text:p>388407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03000">
                <text:p>388403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8000">
                <text:p>389788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8000">
                <text:p>389798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9000">
                <text:p>389789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8000">
                <text:p>389788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2000">
                <text:p>389892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9000">
                <text:p>389799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01000">
                <text:p>389801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21000">
                <text:p>389821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12000">
                <text:p>389812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08000">
                <text:p>389808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6000">
                <text:p>389796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5000">
                <text:p>389765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17000">
                <text:p>389417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0000">
                <text:p>38939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5000">
                <text:p>389315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3000">
                <text:p>389223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6000">
                <text:p>389226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8000">
                <text:p>389218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1000">
                <text:p>389221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7000">
                <text:p>389227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6000">
                <text:p>389226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0000">
                <text:p>38923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52000">
                <text:p>388952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88000">
                <text:p>388888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71000">
                <text:p>388871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71000">
                <text:p>388871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66000">
                <text:p>388866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67000">
                <text:p>388867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66000">
                <text:p>388866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65000">
                <text:p>388865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70000">
                <text:p>38937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8000">
                <text:p>389308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1000">
                <text:p>389301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23000">
                <text:p>389323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2000">
                <text:p>389232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0000">
                <text:p>38923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4000">
                <text:p>38922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6000">
                <text:p>389216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61000">
                <text:p>389061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63000">
                <text:p>389063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48000">
                <text:p>388948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9000">
                <text:p>388939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7000">
                <text:p>38893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9000">
                <text:p>388939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5000">
                <text:p>388935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63000">
                <text:p>388763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1000">
                <text:p>388751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46000">
                <text:p>388746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94000">
                <text:p>388894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43000">
                <text:p>388843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4000">
                <text:p>388824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5000">
                <text:p>388825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41000">
                <text:p>38884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5000">
                <text:p>388825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1000">
                <text:p>388691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5000">
                <text:p>388675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7000">
                <text:p>388597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4000">
                <text:p>388594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6000">
                <text:p>388576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1000">
                <text:p>389911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1000">
                <text:p>389911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92000">
                <text:p>389692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7000">
                <text:p>389137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73000">
                <text:p>389073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50000">
                <text:p>38795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90000">
                <text:p>38789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65000">
                <text:p>387865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01000">
                <text:p>387801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98000">
                <text:p>387798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96000">
                <text:p>387796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05000">
                <text:p>387805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94000">
                <text:p>387794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95000">
                <text:p>387795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00000">
                <text:p>38770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12000">
                <text:p>386912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10000">
                <text:p>38691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91000">
                <text:p>386891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97000">
                <text:p>386897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77000">
                <text:p>386877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72000">
                <text:p>386872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745000">
                <text:p>386745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83000">
                <text:p>386883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41000">
                <text:p>386941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009000">
                <text:p>38700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008000">
                <text:p>387008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005000">
                <text:p>387005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003000">
                <text:p>387003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91000">
                <text:p>386991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78000">
                <text:p>389378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56000">
                <text:p>389356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55000">
                <text:p>389355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1000">
                <text:p>389251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7000">
                <text:p>389297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9000">
                <text:p>38924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1000">
                <text:p>389211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1000">
                <text:p>389211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9000">
                <text:p>389219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8000">
                <text:p>389218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17000">
                <text:p>389217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6000">
                <text:p>388826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5000">
                <text:p>388825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37000">
                <text:p>388637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17000">
                <text:p>388617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15000">
                <text:p>388615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8000">
                <text:p>388678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90000">
                <text:p>38839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83000">
                <text:p>388383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67000">
                <text:p>388367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9000">
                <text:p>388359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60000">
                <text:p>38836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60000">
                <text:p>38836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9000">
                <text:p>388349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0000">
                <text:p>38835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2000">
                <text:p>388342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03000">
                <text:p>388303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04000">
                <text:p>388304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04000">
                <text:p>388304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7000">
                <text:p>389887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0000">
                <text:p>38988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4000">
                <text:p>389894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5000">
                <text:p>389885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6000">
                <text:p>389436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7000">
                <text:p>389297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8000">
                <text:p>389288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9000">
                <text:p>389239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9000">
                <text:p>389239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7000">
                <text:p>389237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4000">
                <text:p>38923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33000">
                <text:p>389033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36000">
                <text:p>389036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22000">
                <text:p>389022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5000">
                <text:p>389015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2000">
                <text:p>389012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79000">
                <text:p>388979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81000">
                <text:p>388981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79000">
                <text:p>388979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7000">
                <text:p>388967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6000">
                <text:p>388966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6000">
                <text:p>388966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83000">
                <text:p>388483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41000">
                <text:p>388441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1000">
                <text:p>388451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1000">
                <text:p>388461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0000">
                <text:p>38846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6000">
                <text:p>388456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40000">
                <text:p>38844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12000">
                <text:p>38851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7000">
                <text:p>389777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0000">
                <text:p>38977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9000">
                <text:p>389539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8000">
                <text:p>389538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55000">
                <text:p>389455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63000">
                <text:p>389363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62000">
                <text:p>389362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72000">
                <text:p>389172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97000">
                <text:p>389197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98000">
                <text:p>389198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9000">
                <text:p>389129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5000">
                <text:p>389125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0000">
                <text:p>38912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18000">
                <text:p>389118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5000">
                <text:p>388795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4000">
                <text:p>388794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7000">
                <text:p>388697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3000">
                <text:p>388703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1000">
                <text:p>388701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85000">
                <text:p>388385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44000">
                <text:p>388444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44000">
                <text:p>388444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36000">
                <text:p>388436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0000">
                <text:p>38845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5000">
                <text:p>388455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35000">
                <text:p>388435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83000">
                <text:p>388483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85000">
                <text:p>388185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27000">
                <text:p>388027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8000">
                <text:p>389848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5000">
                <text:p>389785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5000">
                <text:p>389775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7000">
                <text:p>389777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8000">
                <text:p>389718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00000">
                <text:p>38970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3000">
                <text:p>389533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3000">
                <text:p>389533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7000">
                <text:p>389527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98000">
                <text:p>389498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00000">
                <text:p>38950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4000">
                <text:p>389514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1000">
                <text:p>389511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09000">
                <text:p>389509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48000">
                <text:p>389448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0000">
                <text:p>3893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88000">
                <text:p>389188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69000">
                <text:p>389169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0000">
                <text:p>38912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11000">
                <text:p>389111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4000">
                <text:p>389134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8000">
                <text:p>389138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7000">
                <text:p>389137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6000">
                <text:p>389136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5000">
                <text:p>389125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91000">
                <text:p>389091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82000">
                <text:p>389082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2000">
                <text:p>389892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5000">
                <text:p>389885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2000">
                <text:p>389882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22000">
                <text:p>389922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0000">
                <text:p>38976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3000">
                <text:p>389763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5000">
                <text:p>389775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6000">
                <text:p>389716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87000">
                <text:p>389687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0000">
                <text:p>38951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07000">
                <text:p>389507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70000">
                <text:p>38947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02000">
                <text:p>389402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9000">
                <text:p>389399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2000">
                <text:p>389432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26000">
                <text:p>389426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22000">
                <text:p>389422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6000">
                <text:p>389306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42000">
                <text:p>389442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42000">
                <text:p>389442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7000">
                <text:p>389307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0000">
                <text:p>38928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72000">
                <text:p>389272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2000">
                <text:p>389252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24000">
                <text:p>389324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1000">
                <text:p>38913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54000">
                <text:p>389054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59000">
                <text:p>389059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57000">
                <text:p>389057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9000">
                <text:p>389909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26000">
                <text:p>389726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66000">
                <text:p>389666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14000">
                <text:p>389614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49000">
                <text:p>389549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24000">
                <text:p>389424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52000">
                <text:p>389452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75000">
                <text:p>389175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7000">
                <text:p>389007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6000">
                <text:p>389006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96000">
                <text:p>388996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95000">
                <text:p>388995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17000">
                <text:p>388717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3000">
                <text:p>388703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5000">
                <text:p>388705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4000">
                <text:p>388704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4000">
                <text:p>388644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6000">
                <text:p>388566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8000">
                <text:p>388568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5000">
                <text:p>388565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4000">
                <text:p>388564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8000">
                <text:p>388578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4000">
                <text:p>388564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1000">
                <text:p>388571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7000">
                <text:p>388567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1000">
                <text:p>388561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59000">
                <text:p>388559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33000">
                <text:p>388533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2000">
                <text:p>388562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6000">
                <text:p>389906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5000">
                <text:p>389905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21000">
                <text:p>389821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7000">
                <text:p>389297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52000">
                <text:p>389152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51000">
                <text:p>389151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07000">
                <text:p>389207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72000">
                <text:p>388772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9000">
                <text:p>38881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3000">
                <text:p>388793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1000">
                <text:p>388751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34000">
                <text:p>38873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7000">
                <text:p>388707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9000">
                <text:p>388679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6000">
                <text:p>388686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6000">
                <text:p>388676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3000">
                <text:p>388643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38000">
                <text:p>388638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1000">
                <text:p>388591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1000">
                <text:p>388461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0000">
                <text:p>38846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77000">
                <text:p>388077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77000">
                <text:p>388077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72000">
                <text:p>388072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48000">
                <text:p>388048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30000">
                <text:p>38793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03000">
                <text:p>387903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92000">
                <text:p>387892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89000">
                <text:p>38788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54000">
                <text:p>389854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01000">
                <text:p>389801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91000">
                <text:p>389491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80000">
                <text:p>38948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74000">
                <text:p>389474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72000">
                <text:p>38947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11000">
                <text:p>389411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81000">
                <text:p>38938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7000">
                <text:p>389287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4000">
                <text:p>389304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8000">
                <text:p>389268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60000">
                <text:p>38906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41000">
                <text:p>388941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49000">
                <text:p>38894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25000">
                <text:p>388825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31000">
                <text:p>388831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9000">
                <text:p>38859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93000">
                <text:p>388593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33000">
                <text:p>387933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417000">
                <text:p>387417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403000">
                <text:p>387403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91000">
                <text:p>387391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67000">
                <text:p>387367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92000">
                <text:p>386992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95000">
                <text:p>386995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988000">
                <text:p>386988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818000">
                <text:p>386818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795000">
                <text:p>386795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6794000">
                <text:p>386794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6000">
                <text:p>389906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8000">
                <text:p>389898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10000">
                <text:p>389810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4000">
                <text:p>389784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2000">
                <text:p>389792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1000">
                <text:p>38951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0000">
                <text:p>389510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98000">
                <text:p>389498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8000">
                <text:p>389518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7000">
                <text:p>389517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81000">
                <text:p>38948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46000">
                <text:p>389446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0000">
                <text:p>389430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1000">
                <text:p>38943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2000">
                <text:p>389432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1000">
                <text:p>38943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24000">
                <text:p>389424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2000">
                <text:p>389242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39000">
                <text:p>389039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5000">
                <text:p>389015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83000">
                <text:p>388983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2000">
                <text:p>388682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34000">
                <text:p>388634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4000">
                <text:p>388644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33000">
                <text:p>388633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2000">
                <text:p>388602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1000">
                <text:p>38860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2000">
                <text:p>388662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1000">
                <text:p>38866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2000">
                <text:p>389712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68000">
                <text:p>389668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4000">
                <text:p>389654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3000">
                <text:p>389653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6000">
                <text:p>389556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5000">
                <text:p>389555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54000">
                <text:p>389554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8000">
                <text:p>389788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4000">
                <text:p>389784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17000">
                <text:p>388917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5000">
                <text:p>388665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4000">
                <text:p>388664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3000">
                <text:p>388643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4000">
                <text:p>388644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44000">
                <text:p>388644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1000">
                <text:p>388601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6000">
                <text:p>388606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3000">
                <text:p>388603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9000">
                <text:p>388529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92000">
                <text:p>388492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9000">
                <text:p>388469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9000">
                <text:p>388469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71000">
                <text:p>388171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24000">
                <text:p>388424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8000">
                <text:p>388358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7000">
                <text:p>388357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7000">
                <text:p>388347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10000">
                <text:p>388310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65000">
                <text:p>387965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7000">
                <text:p>389717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0000">
                <text:p>389710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69000">
                <text:p>389669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24000">
                <text:p>389724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7000">
                <text:p>389397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6000">
                <text:p>389396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94000">
                <text:p>389394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46000">
                <text:p>388846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3000">
                <text:p>388813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1000">
                <text:p>388801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5000">
                <text:p>388795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3000">
                <text:p>388813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73000">
                <text:p>388773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4000">
                <text:p>388564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2000">
                <text:p>388572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59000">
                <text:p>388559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61000">
                <text:p>38846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804000">
                <text:p>387804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91000">
                <text:p>38779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89000">
                <text:p>387789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79000">
                <text:p>387779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56000">
                <text:p>387656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85000">
                <text:p>387385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74000">
                <text:p>387374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73000">
                <text:p>387373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56000">
                <text:p>38735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146000">
                <text:p>387146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154000">
                <text:p>387154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144000">
                <text:p>387144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4000">
                <text:p>389844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1000">
                <text:p>389841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35000">
                <text:p>389835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38000">
                <text:p>389838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26000">
                <text:p>389826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50000">
                <text:p>389850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94000">
                <text:p>389194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82000">
                <text:p>388882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3000">
                <text:p>388573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66000">
                <text:p>388566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32000">
                <text:p>388532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31000">
                <text:p>388531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7000">
                <text:p>388527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6000">
                <text:p>388526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5000">
                <text:p>388525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4000">
                <text:p>388524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66000">
                <text:p>387966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55000">
                <text:p>387955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56000">
                <text:p>387956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55000">
                <text:p>387955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32000">
                <text:p>387932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35000">
                <text:p>387935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21000">
                <text:p>387921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53000">
                <text:p>388053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48000">
                <text:p>388048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42000">
                <text:p>388042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32000">
                <text:p>388032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71000">
                <text:p>388071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10000">
                <text:p>388010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1000">
                <text:p>389911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5000">
                <text:p>389905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1000">
                <text:p>389311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0000">
                <text:p>389310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0000">
                <text:p>389310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8000">
                <text:p>389308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96000">
                <text:p>389296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4000">
                <text:p>389314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04000">
                <text:p>389304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93000">
                <text:p>388993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6000">
                <text:p>38893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58000">
                <text:p>388858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5000">
                <text:p>388695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24000">
                <text:p>388124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10000">
                <text:p>388110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84000">
                <text:p>388084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77000">
                <text:p>388077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713000">
                <text:p>387713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57000">
                <text:p>387657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55000">
                <text:p>387655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650000">
                <text:p>387650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501000">
                <text:p>387501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476000">
                <text:p>387476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515000">
                <text:p>387515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510000">
                <text:p>387510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466000">
                <text:p>387466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466000">
                <text:p>387466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68000">
                <text:p>387368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354000">
                <text:p>387354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70000">
                <text:p>389870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5000">
                <text:p>389765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93000">
                <text:p>389693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6000">
                <text:p>389286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0000">
                <text:p>389250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6000">
                <text:p>389256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58000">
                <text:p>389258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0000">
                <text:p>389260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3000">
                <text:p>3892630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63000">
                <text:p>389263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82000">
                <text:p>3891820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29000">
                <text:p>3891290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44000">
                <text:p>3892440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4000">
                <text:p>389234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3000">
                <text:p>3892330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77000">
                <text:p>389077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74000">
                <text:p>3890740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7000">
                <text:p>3889670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89000">
                <text:p>3884890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86000">
                <text:p>3884860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38000">
                <text:p>3882380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65000">
                <text:p>388265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9000">
                <text:p>3884590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7000">
                <text:p>388457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22000">
                <text:p>3884220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06000">
                <text:p>3884060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04000">
                <text:p>3884040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10000">
                <text:p>388410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11000">
                <text:p>3884110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70000">
                <text:p>389770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3000">
                <text:p>389763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89000">
                <text:p>389589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47000">
                <text:p>389147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135000">
                <text:p>389135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7000">
                <text:p>389007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0000">
                <text:p>389010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0000">
                <text:p>389000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14000">
                <text:p>388914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19000">
                <text:p>388919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72000">
                <text:p>388872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1000">
                <text:p>388791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0000">
                <text:p>388690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8000">
                <text:p>388688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4000">
                <text:p>388674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52000">
                <text:p>388652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15000">
                <text:p>388615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16000">
                <text:p>388616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8000">
                <text:p>388608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7000">
                <text:p>388607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07000">
                <text:p>388607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16000">
                <text:p>388516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90000">
                <text:p>388490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84000">
                <text:p>388484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73000">
                <text:p>388473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71000">
                <text:p>388471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42000">
                <text:p>388342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64000">
                <text:p>388264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67000">
                <text:p>388267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87000">
                <text:p>389687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83000">
                <text:p>389283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21000">
                <text:p>389221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238000">
                <text:p>389238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85000">
                <text:p>389085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84000">
                <text:p>389084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55000">
                <text:p>388755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26000">
                <text:p>388726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6000">
                <text:p>388696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5000">
                <text:p>388695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92000">
                <text:p>388392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93000">
                <text:p>388393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48000">
                <text:p>388248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39000">
                <text:p>388239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1000">
                <text:p>388211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0000">
                <text:p>388210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0000">
                <text:p>388210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09000">
                <text:p>388209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08000">
                <text:p>388208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193000">
                <text:p>388193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05000">
                <text:p>388205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1000">
                <text:p>388211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10000">
                <text:p>388210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47000">
                <text:p>388047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54000">
                <text:p>388054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55000">
                <text:p>388055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19000">
                <text:p>387919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17000">
                <text:p>387917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7917000">
                <text:p>387917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61000">
                <text:p>389561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1000">
                <text:p>389521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50000">
                <text:p>389050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44000">
                <text:p>389044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31000">
                <text:p>388831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4000">
                <text:p>388804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21000">
                <text:p>388721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8000">
                <text:p>388698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60000">
                <text:p>388660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33000">
                <text:p>388533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57000">
                <text:p>388557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59000">
                <text:p>388559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43000">
                <text:p>388543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26000">
                <text:p>388526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96000">
                <text:p>388496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3000">
                <text:p>388453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54000">
                <text:p>388454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08000">
                <text:p>388408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95000">
                <text:p>388395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63000">
                <text:p>388263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62000">
                <text:p>388262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52000">
                <text:p>388052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21000">
                <text:p>388021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23000">
                <text:p>388023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22000">
                <text:p>388022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28000">
                <text:p>388028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39000">
                <text:p>388039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33000">
                <text:p>388033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031000">
                <text:p>388031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8000">
                <text:p>389898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66000">
                <text:p>389766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54000">
                <text:p>389754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12000">
                <text:p>389712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90000">
                <text:p>389690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47000">
                <text:p>389747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21000">
                <text:p>389721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6000">
                <text:p>389656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6000">
                <text:p>389656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7000">
                <text:p>389657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07000">
                <text:p>389507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02000">
                <text:p>389502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6000">
                <text:p>389526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5000">
                <text:p>389525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26000">
                <text:p>389326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44000">
                <text:p>38934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1000">
                <text:p>389311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66000">
                <text:p>389066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65000">
                <text:p>389065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3000">
                <text:p>388703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4000">
                <text:p>388704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22000">
                <text:p>388722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36000">
                <text:p>388736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06000">
                <text:p>388706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36000">
                <text:p>388436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23000">
                <text:p>388423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55000">
                <text:p>388355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317000">
                <text:p>388317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204000">
                <text:p>388204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79000">
                <text:p>389879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4000">
                <text:p>389884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70000">
                <text:p>389870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69000">
                <text:p>389869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3000">
                <text:p>389843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8000">
                <text:p>389788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7000">
                <text:p>389797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9000">
                <text:p>389789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35000">
                <text:p>389735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31000">
                <text:p>389631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96000">
                <text:p>389596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46000">
                <text:p>389546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45000">
                <text:p>389545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48000">
                <text:p>389548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34000">
                <text:p>389534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7000">
                <text:p>389527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5000">
                <text:p>389525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22000">
                <text:p>389522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3000">
                <text:p>389513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513000">
                <text:p>389513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35000">
                <text:p>389435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2000">
                <text:p>389312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13000">
                <text:p>389313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61000">
                <text:p>389361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59000">
                <text:p>389359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51000">
                <text:p>389351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50000">
                <text:p>389350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48000">
                <text:p>3893480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347000">
                <text:p>389347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02000">
                <text:p>3899020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6000">
                <text:p>389916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1000">
                <text:p>389911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28000">
                <text:p>389728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86000">
                <text:p>389786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3000">
                <text:p>389793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2000">
                <text:p>389792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00000">
                <text:p>389800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97000">
                <text:p>389697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78000">
                <text:p>389678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43000">
                <text:p>389743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39000">
                <text:p>389739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41000">
                <text:p>389741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77000">
                <text:p>389677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652000">
                <text:p>389652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90000">
                <text:p>389090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23000">
                <text:p>389023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12000">
                <text:p>389012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67000">
                <text:p>388967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74000">
                <text:p>388874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5000">
                <text:p>388815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4000">
                <text:p>388804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05000">
                <text:p>388805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98000">
                <text:p>388798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0000">
                <text:p>388680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2000">
                <text:p>388672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0000">
                <text:p>3886700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476000">
                <text:p>388476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48000">
                <text:p>3898480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34000">
                <text:p>3898340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04000">
                <text:p>3898040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16000">
                <text:p>389916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923000">
                <text:p>3899230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6000">
                <text:p>389886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0000">
                <text:p>389880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80000">
                <text:p>3898800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890000">
                <text:p>389890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8000">
                <text:p>389798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799000">
                <text:p>389799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60000">
                <text:p>3894600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461000">
                <text:p>389461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75000">
                <text:p>389075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72000">
                <text:p>389072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9008000">
                <text:p>389008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72000">
                <text:p>388972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39000">
                <text:p>388839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33000">
                <text:p>388833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56000">
                <text:p>388956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938000">
                <text:p>388938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7000">
                <text:p>388687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77000">
                <text:p>388677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80000">
                <text:p>388680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72000">
                <text:p>388572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43000">
                <text:p>388543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544000">
                <text:p>388544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816000">
                <text:p>388816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783000">
                <text:p>388783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89910000">
                <text:p>389910000</text:p>
              </table:table-cell>
              <table:table-cell office:value-type="float" office:value="388694000">
                <text:p>388694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83000">
                <text:p>392783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88000">
                <text:p>392388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82000">
                <text:p>392382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62000">
                <text:p>392362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9000">
                <text:p>392309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8000">
                <text:p>392308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7000">
                <text:p>392307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7000">
                <text:p>392307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7000">
                <text:p>392307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89000">
                <text:p>392289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0000">
                <text:p>392190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1000">
                <text:p>392171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0000">
                <text:p>392170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52000">
                <text:p>392152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01000">
                <text:p>392101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97000">
                <text:p>392097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12000">
                <text:p>392112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7000">
                <text:p>392057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03000">
                <text:p>392003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4000">
                <text:p>391994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07000">
                <text:p>392007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03000">
                <text:p>392003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46000">
                <text:p>391746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33000">
                <text:p>391733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08000">
                <text:p>391708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6000">
                <text:p>391696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5000">
                <text:p>391695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3000">
                <text:p>391613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29000">
                <text:p>390529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87000">
                <text:p>390387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66000">
                <text:p>392566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64000">
                <text:p>392564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15000">
                <text:p>392415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97000">
                <text:p>392397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23000">
                <text:p>392323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23000">
                <text:p>392323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10000">
                <text:p>392310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9000">
                <text:p>392309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9000">
                <text:p>392309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10000">
                <text:p>392310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70000">
                <text:p>392270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6000">
                <text:p>392266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6000">
                <text:p>392266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6000">
                <text:p>392266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5000">
                <text:p>392265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4000">
                <text:p>392264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3000">
                <text:p>392263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57000">
                <text:p>392257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76000">
                <text:p>392076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7000">
                <text:p>391847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0000">
                <text:p>39182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3000">
                <text:p>391793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2000">
                <text:p>391632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94000">
                <text:p>391594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1000">
                <text:p>391581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0000">
                <text:p>391580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36000">
                <text:p>391436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28000">
                <text:p>391428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32000">
                <text:p>391232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9000">
                <text:p>391189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5000">
                <text:p>391185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4000">
                <text:p>391184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83000">
                <text:p>392783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81000">
                <text:p>392781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5000">
                <text:p>392765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4000">
                <text:p>392764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4000">
                <text:p>392764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43000">
                <text:p>392743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6000">
                <text:p>392666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6000">
                <text:p>392606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98000">
                <text:p>392598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90000">
                <text:p>392590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89000">
                <text:p>392589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54000">
                <text:p>392354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54000">
                <text:p>392354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4000">
                <text:p>392194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5000">
                <text:p>392175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8000">
                <text:p>392148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0000">
                <text:p>391680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5000">
                <text:p>391685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8000">
                <text:p>391688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6000">
                <text:p>391656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5000">
                <text:p>391635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5000">
                <text:p>391615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1000">
                <text:p>391611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1000">
                <text:p>391611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3000">
                <text:p>391613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95000">
                <text:p>391195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31000">
                <text:p>391131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5000">
                <text:p>391125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31000">
                <text:p>391131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18000">
                <text:p>391118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16000">
                <text:p>391116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0000">
                <text:p>392300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0000">
                <text:p>392300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4000">
                <text:p>392304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7000">
                <text:p>392297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6000">
                <text:p>392296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7000">
                <text:p>392297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85000">
                <text:p>392285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80000">
                <text:p>392180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67000">
                <text:p>392167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62000">
                <text:p>392162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68000">
                <text:p>392168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1000">
                <text:p>391651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7000">
                <text:p>391647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3000">
                <text:p>391643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7000">
                <text:p>391757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24000">
                <text:p>391724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6000">
                <text:p>391826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6000">
                <text:p>391826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68000">
                <text:p>3917680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2000">
                <text:p>391692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5000">
                <text:p>391695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3000">
                <text:p>3916930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1000">
                <text:p>3916910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5000">
                <text:p>3916850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7000">
                <text:p>391657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5000">
                <text:p>391655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68000">
                <text:p>3912680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57000">
                <text:p>3912570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30000">
                <text:p>3908300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94000">
                <text:p>3907940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19000">
                <text:p>3904190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44000">
                <text:p>3922440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44000">
                <text:p>3922440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7000">
                <text:p>392207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4000">
                <text:p>3921740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15000">
                <text:p>3921150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9000">
                <text:p>3917990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86000">
                <text:p>391786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05000">
                <text:p>391705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91000">
                <text:p>391191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71000">
                <text:p>3911710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70000">
                <text:p>391170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53000">
                <text:p>391153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67000">
                <text:p>3911670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63000">
                <text:p>3911630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42000">
                <text:p>3911420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5000">
                <text:p>3910450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4000">
                <text:p>3910440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0000">
                <text:p>391050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5000">
                <text:p>391035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2000">
                <text:p>391032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0000">
                <text:p>391030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17000">
                <text:p>391017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10000">
                <text:p>3910100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88000">
                <text:p>3907880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87000">
                <text:p>390787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95000">
                <text:p>390795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75000">
                <text:p>3907750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3000">
                <text:p>390713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00000">
                <text:p>3907000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0000">
                <text:p>3927600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59000">
                <text:p>392759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54000">
                <text:p>3927540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3000">
                <text:p>392143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2000">
                <text:p>392142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1000">
                <text:p>3921410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03000">
                <text:p>3921030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73000">
                <text:p>3920730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23000">
                <text:p>3919230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97000">
                <text:p>3918970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97000">
                <text:p>3918970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87000">
                <text:p>391887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9000">
                <text:p>3918790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6000">
                <text:p>3918760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8000">
                <text:p>3917980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9000">
                <text:p>3915390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7000">
                <text:p>3915370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26000">
                <text:p>3915260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22000">
                <text:p>3915220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23000">
                <text:p>3915230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22000">
                <text:p>3915220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4000">
                <text:p>3915040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41000">
                <text:p>3914410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4000">
                <text:p>3910340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3000">
                <text:p>3910330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58000">
                <text:p>3909580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79000">
                <text:p>3909790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19000">
                <text:p>3908190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29000">
                <text:p>3908290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0000">
                <text:p>3907100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8000">
                <text:p>3927680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4000">
                <text:p>3927640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54000">
                <text:p>3927540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08000">
                <text:p>3927080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07000">
                <text:p>3927070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25000">
                <text:p>3925250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29000">
                <text:p>3925290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7000">
                <text:p>3924970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05000">
                <text:p>3924050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5000">
                <text:p>3916350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1000">
                <text:p>3916310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48000">
                <text:p>3915480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05000">
                <text:p>3909050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05000">
                <text:p>3909050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95000">
                <text:p>3908950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98000">
                <text:p>3906980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96000">
                <text:p>3906960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05000">
                <text:p>3907050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60000">
                <text:p>3906600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21000">
                <text:p>3906210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91000">
                <text:p>3905910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7000">
                <text:p>3904470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4000">
                <text:p>3904440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3000">
                <text:p>3904430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83000">
                <text:p>3899830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51000">
                <text:p>3899510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48000">
                <text:p>3899480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51000">
                <text:p>3899510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55000">
                <text:p>3899550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4000">
                <text:p>3927740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7000">
                <text:p>3927670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3000">
                <text:p>3926030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3000">
                <text:p>3926030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45000">
                <text:p>3925450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26000">
                <text:p>3925260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24000">
                <text:p>392524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23000">
                <text:p>392523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81000">
                <text:p>392481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75000">
                <text:p>3924750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73000">
                <text:p>3924730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51000">
                <text:p>392451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44000">
                <text:p>3924440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3000">
                <text:p>3924230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35000">
                <text:p>3921350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29000">
                <text:p>3921290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5000">
                <text:p>3920550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5000">
                <text:p>3920550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08000">
                <text:p>3920080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22000">
                <text:p>3919220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22000">
                <text:p>3919220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81000">
                <text:p>3918810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9000">
                <text:p>3918790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89000">
                <text:p>3918890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81000">
                <text:p>3918810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9000">
                <text:p>3918790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0000">
                <text:p>3918700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6000">
                <text:p>3918460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6000">
                <text:p>3918460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11000">
                <text:p>3917110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26000">
                <text:p>3916260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44000">
                <text:p>3927440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38000">
                <text:p>3927380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38000">
                <text:p>3927380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06000">
                <text:p>3927060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00000">
                <text:p>3927000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98000">
                <text:p>3926980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97000">
                <text:p>3926970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97000">
                <text:p>3926970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2000">
                <text:p>3921920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1000">
                <text:p>3918110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48000">
                <text:p>3917480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3000">
                <text:p>3917530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60000">
                <text:p>3916600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9000">
                <text:p>3916590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56000">
                <text:p>3912560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4000">
                <text:p>3910540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7000">
                <text:p>3910470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25000">
                <text:p>3910250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4000">
                <text:p>3910340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3000">
                <text:p>3910330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76000">
                <text:p>3903760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67000">
                <text:p>3903670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65000">
                <text:p>3903650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65000">
                <text:p>3903650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64000">
                <text:p>3903640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865000">
                <text:p>3898650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746000">
                <text:p>3897460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730000">
                <text:p>3897300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730000">
                <text:p>3897300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704000">
                <text:p>3897040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693000">
                <text:p>3896930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692000">
                <text:p>3896920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30000">
                <text:p>3926300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19000">
                <text:p>3926190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2000">
                <text:p>3922020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36000">
                <text:p>3921360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66000">
                <text:p>3919660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16000">
                <text:p>3919160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74000">
                <text:p>3918740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7000">
                <text:p>3918470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6000">
                <text:p>3918460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6000">
                <text:p>3918460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6000">
                <text:p>3918460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2000">
                <text:p>3918420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9000">
                <text:p>3914890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5000">
                <text:p>3914850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4000">
                <text:p>3914840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21000">
                <text:p>3915210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18000">
                <text:p>3915180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9000">
                <text:p>3915090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5000">
                <text:p>3915050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5000">
                <text:p>3915050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3000">
                <text:p>3915030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53000">
                <text:p>3914530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1000">
                <text:p>3910510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66000">
                <text:p>3910660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65000">
                <text:p>3910650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8000">
                <text:p>3910580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7000">
                <text:p>3910570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90000">
                <text:p>3909900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63000">
                <text:p>3909630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4000">
                <text:p>3926440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2000">
                <text:p>3926420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9000">
                <text:p>3926090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8000">
                <text:p>3926080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87000">
                <text:p>3925870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73000">
                <text:p>3925730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50000">
                <text:p>3924500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9000">
                <text:p>3924290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2000">
                <text:p>3924220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1000">
                <text:p>3924210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0000">
                <text:p>3926800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2000">
                <text:p>3926820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9000">
                <text:p>3926090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4000">
                <text:p>3923740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4000">
                <text:p>3923740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1000">
                <text:p>3921710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69000">
                <text:p>3921690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86000">
                <text:p>3920860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8000">
                <text:p>3920680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4000">
                <text:p>3920240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7000">
                <text:p>392017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88000">
                <text:p>3919880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3000">
                <text:p>391993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1000">
                <text:p>3919910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0000">
                <text:p>3919900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91000">
                <text:p>3918910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87000">
                <text:p>3918870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61000">
                <text:p>3917610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61000">
                <text:p>3917610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79000">
                <text:p>3916790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23000">
                <text:p>3916230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43000">
                <text:p>3927430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08000">
                <text:p>3927080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2000">
                <text:p>3926820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2000">
                <text:p>3926820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4000">
                <text:p>3926640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62000">
                <text:p>3925620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64000">
                <text:p>3924640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59000">
                <text:p>3924590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05000">
                <text:p>3924050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04000">
                <text:p>3924040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03000">
                <text:p>3924030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12000">
                <text:p>3922120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5000">
                <text:p>3921950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0000">
                <text:p>3921400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62000">
                <text:p>3921620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56000">
                <text:p>3921560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51000">
                <text:p>3921510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40000">
                <text:p>3921400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10000">
                <text:p>3921100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04000">
                <text:p>3921040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0000">
                <text:p>3920500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1000">
                <text:p>3920510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0000">
                <text:p>3920500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42000">
                <text:p>3920420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44000">
                <text:p>3920440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8000">
                <text:p>3918180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0000">
                <text:p>3918100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1000">
                <text:p>391821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9000">
                <text:p>391539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8000">
                <text:p>3915380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0000">
                <text:p>3927600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7000">
                <text:p>3927670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89000">
                <text:p>3924890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88000">
                <text:p>3924880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26000">
                <text:p>3921260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70000">
                <text:p>3919700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68000">
                <text:p>3919680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47000">
                <text:p>3919470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45000">
                <text:p>3919450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19000">
                <text:p>3919190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53000">
                <text:p>3915530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52000">
                <text:p>3915520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54000">
                <text:p>3911540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6000">
                <text:p>3910360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60000">
                <text:p>3910600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9000">
                <text:p>3910590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9000">
                <text:p>3910590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3000">
                <text:p>3910530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16000">
                <text:p>3909160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68000">
                <text:p>3908680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71000">
                <text:p>3908710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92000">
                <text:p>3904920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45000">
                <text:p>3902450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29000">
                <text:p>3902290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45000">
                <text:p>3902450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45000">
                <text:p>3899450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12000">
                <text:p>3900120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987000">
                <text:p>3899870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539000">
                <text:p>3895390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4000">
                <text:p>3927740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4000">
                <text:p>3926640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2000">
                <text:p>3926620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18000">
                <text:p>3927180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98000">
                <text:p>3920980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93000">
                <text:p>3920930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92000">
                <text:p>3920920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90000">
                <text:p>3920900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7000">
                <text:p>3920270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7000">
                <text:p>3920270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5000">
                <text:p>3920250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7000">
                <text:p>3920270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4000">
                <text:p>3920240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4000">
                <text:p>3920240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5000">
                <text:p>3920250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3000">
                <text:p>3920230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6000">
                <text:p>3919960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5000">
                <text:p>3915750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4000">
                <text:p>391584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2000">
                <text:p>3915820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1000">
                <text:p>3915810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8000">
                <text:p>3915780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7000">
                <text:p>3915770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64000">
                <text:p>3915640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64000">
                <text:p>3915640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57000">
                <text:p>3915570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63000">
                <text:p>3913630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67000">
                <text:p>3913670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4000">
                <text:p>3913740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4000">
                <text:p>3913740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4000">
                <text:p>3913740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51000">
                <text:p>3913510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50000">
                <text:p>3913500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4000">
                <text:p>3926640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9000">
                <text:p>3922090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9000">
                <text:p>3922090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8000">
                <text:p>3922080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4000">
                <text:p>3922040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8000">
                <text:p>3917580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60000">
                <text:p>3917600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9000">
                <text:p>3917590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5000">
                <text:p>3917550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43000">
                <text:p>3917430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59000">
                <text:p>3914590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01000">
                <text:p>3914010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93000">
                <text:p>391393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1000">
                <text:p>3914110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06000">
                <text:p>3914060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98000">
                <text:p>3913980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85000">
                <text:p>3913850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86000">
                <text:p>3913860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5000">
                <text:p>3913750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5000">
                <text:p>3913750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37000">
                <text:p>3910370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31000">
                <text:p>3909310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63000">
                <text:p>3907630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3000">
                <text:p>3907130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1000">
                <text:p>3907110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31000">
                <text:p>3906310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15000">
                <text:p>3906150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05000">
                <text:p>3906050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19000">
                <text:p>3903190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56000">
                <text:p>3901560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57000">
                <text:p>3922570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49000">
                <text:p>3922490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8000">
                <text:p>3920680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45000">
                <text:p>3917450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1000">
                <text:p>3916510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71000">
                <text:p>3914710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71000">
                <text:p>3914710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72000">
                <text:p>3914720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72000">
                <text:p>3914720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72000">
                <text:p>3914720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67000">
                <text:p>3911670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8000">
                <text:p>3911880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8000">
                <text:p>3911880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9000">
                <text:p>3911890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99000">
                <text:p>3911990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95000">
                <text:p>3911950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44000">
                <text:p>390944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11000">
                <text:p>3908110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79000">
                <text:p>3908790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88000">
                <text:p>3908880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35000">
                <text:p>3905350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32000">
                <text:p>3905320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31000">
                <text:p>390531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30000">
                <text:p>3905300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30000">
                <text:p>3905300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5000">
                <text:p>3904450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4000">
                <text:p>3904440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5000">
                <text:p>3904450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8000">
                <text:p>3904480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7000">
                <text:p>3904470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31000">
                <text:p>3904310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32000">
                <text:p>3904320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28000">
                <text:p>3904280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0000">
                <text:p>3927700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0000">
                <text:p>392770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56000">
                <text:p>3926560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6000">
                <text:p>3920360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7000">
                <text:p>3920370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7000">
                <text:p>3920370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5000">
                <text:p>3920550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5000">
                <text:p>3920550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3000">
                <text:p>3920330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0000">
                <text:p>3920300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8000">
                <text:p>3918480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47000">
                <text:p>3918470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65000">
                <text:p>3912650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00000">
                <text:p>3912000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06000">
                <text:p>3912060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29000">
                <text:p>3912290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02000">
                <text:p>3911020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93000">
                <text:p>3910930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11000">
                <text:p>3910110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26000">
                <text:p>3909260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85000">
                <text:p>3908850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83000">
                <text:p>3908830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84000">
                <text:p>3908840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56000">
                <text:p>3908560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52000">
                <text:p>3908520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27000">
                <text:p>3908270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25000">
                <text:p>3908250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27000">
                <text:p>3908270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99000">
                <text:p>3907990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74000">
                <text:p>390974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4000">
                <text:p>3927740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31000">
                <text:p>3925310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1000">
                <text:p>3920210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1000">
                <text:p>3920110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7000">
                <text:p>3919970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5000">
                <text:p>3919950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6000">
                <text:p>3919960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85000">
                <text:p>391985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84000">
                <text:p>3919840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68000">
                <text:p>3919680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67000">
                <text:p>3919670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3000">
                <text:p>3919530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3000">
                <text:p>3919530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66000">
                <text:p>3918660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8000">
                <text:p>3916480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4000">
                <text:p>3915340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3000">
                <text:p>3915330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3000">
                <text:p>3915330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2000">
                <text:p>3915320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1000">
                <text:p>3915310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31000">
                <text:p>3915310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1000">
                <text:p>3914110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08000">
                <text:p>391408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65000">
                <text:p>3913650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9000">
                <text:p>391129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9000">
                <text:p>3911290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4000">
                <text:p>3911240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5000">
                <text:p>3911250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3000">
                <text:p>3911230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84000">
                <text:p>3910840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83000">
                <text:p>3910830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34000">
                <text:p>3909340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51000">
                <text:p>3926510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9000">
                <text:p>3926490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8000">
                <text:p>3926480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8000">
                <text:p>3926480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14000">
                <text:p>3927140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14000">
                <text:p>3927140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21000">
                <text:p>3927210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3000">
                <text:p>3926830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0000">
                <text:p>3924200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0000">
                <text:p>3924200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0000">
                <text:p>3924200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12000">
                <text:p>3924120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12000">
                <text:p>3924120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33000">
                <text:p>3924330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30000">
                <text:p>3924300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54000">
                <text:p>3920540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2000">
                <text:p>3920320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5000">
                <text:p>3920350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9000">
                <text:p>3920190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9000">
                <text:p>3920190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4000">
                <text:p>3920140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12000">
                <text:p>3920120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65000">
                <text:p>3918650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65000">
                <text:p>3918650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39000">
                <text:p>3917390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1000">
                <text:p>3916810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74000">
                <text:p>3916740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1000">
                <text:p>3916510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7000">
                <text:p>3914970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7000">
                <text:p>3914970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0000">
                <text:p>3915000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00000">
                <text:p>3915000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3000">
                <text:p>3914830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21000">
                <text:p>3912210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20000">
                <text:p>3912200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44000">
                <text:p>3913440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44000">
                <text:p>3913440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6000">
                <text:p>3914160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1000">
                <text:p>3927710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1000">
                <text:p>3927710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19000">
                <text:p>3926190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5000">
                <text:p>3926050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1000">
                <text:p>3926010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9000">
                <text:p>3924990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8000">
                <text:p>3924980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5000">
                <text:p>3924950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2000">
                <text:p>3924920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2000">
                <text:p>3924920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72000">
                <text:p>3920720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71000">
                <text:p>3920710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7000">
                <text:p>3920670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6000">
                <text:p>3920660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6000">
                <text:p>3920360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7000">
                <text:p>3920370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8000">
                <text:p>3920280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9000">
                <text:p>3920290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3000">
                <text:p>3919930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89000">
                <text:p>3919890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79000">
                <text:p>3919790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3000">
                <text:p>3919930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78000">
                <text:p>3919780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70000">
                <text:p>3919700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35000">
                <text:p>3919350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35000">
                <text:p>3919350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00000">
                <text:p>3917000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8000">
                <text:p>3916980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67000">
                <text:p>3916670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49000">
                <text:p>3915490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7000">
                <text:p>3918170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6000">
                <text:p>3918160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6000">
                <text:p>3916460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53000">
                <text:p>3910530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88000">
                <text:p>3910880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79000">
                <text:p>3910790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01000">
                <text:p>3901010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00000">
                <text:p>3901000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99000">
                <text:p>3900990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99000">
                <text:p>3900990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35000">
                <text:p>3900350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532000">
                <text:p>3895320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25000">
                <text:p>3894250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17000">
                <text:p>3894170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17000">
                <text:p>3894170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11000">
                <text:p>3894110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11000">
                <text:p>3894110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410000">
                <text:p>3894100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7000">
                <text:p>3890270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7000">
                <text:p>3890270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5000">
                <text:p>3890250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4000">
                <text:p>3890240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4000">
                <text:p>3890240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4000">
                <text:p>3890240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26000">
                <text:p>3890260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89042000">
                <text:p>3890420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6000">
                <text:p>3886160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2000">
                <text:p>3886120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1000">
                <text:p>3886110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4000">
                <text:p>3886140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3000">
                <text:p>3886130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3000">
                <text:p>3886130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616000">
                <text:p>3886160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88598000">
                <text:p>3885980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73000">
                <text:p>3925730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46000">
                <text:p>3925460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40000">
                <text:p>3925400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39000">
                <text:p>3925390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33000">
                <text:p>3923330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7000">
                <text:p>3923070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8000">
                <text:p>3920680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6000">
                <text:p>3920660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61000">
                <text:p>3917610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52000">
                <text:p>3917520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49000">
                <text:p>3917490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7000">
                <text:p>3918170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27000">
                <text:p>3914270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27000">
                <text:p>3914270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6000">
                <text:p>3914160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6000">
                <text:p>3914160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4000">
                <text:p>3914140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2000">
                <text:p>3914120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4000">
                <text:p>3914140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14000">
                <text:p>3914140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84000">
                <text:p>3911840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80000">
                <text:p>3909800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85000">
                <text:p>3909850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72000">
                <text:p>3909720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67000">
                <text:p>3909670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42000">
                <text:p>3909420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38000">
                <text:p>3909380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37000">
                <text:p>3909370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8000">
                <text:p>3907180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98000">
                <text:p>3906980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9000">
                <text:p>3927690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3000">
                <text:p>3927630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22000">
                <text:p>3924220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7000">
                <text:p>3923770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0000">
                <text:p>3923700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69000">
                <text:p>3923690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37000">
                <text:p>3923370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17000">
                <text:p>3922170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78000">
                <text:p>3920780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8000">
                <text:p>3920680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67000">
                <text:p>3920670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6000">
                <text:p>3916560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6000">
                <text:p>3916560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75000">
                <text:p>3916750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2000">
                <text:p>3916320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32000">
                <text:p>3916320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8000">
                <text:p>3916180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8000">
                <text:p>3916180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4000">
                <text:p>3916140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14000">
                <text:p>3916140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7000">
                <text:p>3914970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8000">
                <text:p>3914880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33000">
                <text:p>3914330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82000">
                <text:p>3912820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5000">
                <text:p>3910450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4000">
                <text:p>3910440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7000">
                <text:p>3910470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82000">
                <text:p>3909820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88000">
                <text:p>3908880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40000">
                <text:p>3906400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50000">
                <text:p>3906500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41000">
                <text:p>3906410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90000">
                <text:p>3926900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93000">
                <text:p>3925930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92000">
                <text:p>3925920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91000">
                <text:p>3925910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38000">
                <text:p>3925380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83000">
                <text:p>3922830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76000">
                <text:p>3922760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69000">
                <text:p>3922690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16000">
                <text:p>3922160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16000">
                <text:p>3922160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15000">
                <text:p>3922150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82000">
                <text:p>3921820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81000">
                <text:p>3921810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8000">
                <text:p>3921780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84000">
                <text:p>3917840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71000">
                <text:p>3916710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71000">
                <text:p>3916710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67000">
                <text:p>3916670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67000">
                <text:p>3916670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6000">
                <text:p>3916560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44000">
                <text:p>3915440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44000">
                <text:p>3915440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26000">
                <text:p>3911260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3000">
                <text:p>3907130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12000">
                <text:p>3907120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09000">
                <text:p>3907090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07000">
                <text:p>3907070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20000">
                <text:p>3907200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29000">
                <text:p>3906290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30000">
                <text:p>3906300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29000">
                <text:p>3906290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31000">
                <text:p>3906310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11000">
                <text:p>3906110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9000">
                <text:p>3926090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4000">
                <text:p>3926040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05000">
                <text:p>3920050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42000">
                <text:p>3919420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0000">
                <text:p>3919500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0000">
                <text:p>3919500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8000">
                <text:p>3919580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61000">
                <text:p>3919610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8000">
                <text:p>3919580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7000">
                <text:p>3919570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06000">
                <text:p>3919060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1000">
                <text:p>3918110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3000">
                <text:p>3917930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1000">
                <text:p>3914910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3000">
                <text:p>3914830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4000">
                <text:p>3914940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4000">
                <text:p>3914940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55000">
                <text:p>3911550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76000">
                <text:p>3907760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781000">
                <text:p>3907810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94000">
                <text:p>3906940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53000">
                <text:p>3905530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50000">
                <text:p>3904500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8000">
                <text:p>3904480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3000">
                <text:p>3904430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1000">
                <text:p>3904410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95000">
                <text:p>3903950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83000">
                <text:p>3902830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82000">
                <text:p>3902820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84000">
                <text:p>3902840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80000">
                <text:p>3902800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2000">
                <text:p>3927720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95000">
                <text:p>3924950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05000">
                <text:p>3925050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03000">
                <text:p>3925030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2000">
                <text:p>3920320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26000">
                <text:p>3920260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32000">
                <text:p>3917320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32000">
                <text:p>3917320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26000">
                <text:p>3917260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13000">
                <text:p>3917130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61000">
                <text:p>3916610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57000">
                <text:p>3916570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9000">
                <text:p>3916490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9000">
                <text:p>3915890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9000">
                <text:p>3915890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88000">
                <text:p>3915880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41000">
                <text:p>3913410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41000">
                <text:p>3913410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19000">
                <text:p>3908190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18000">
                <text:p>3908180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87000">
                <text:p>3904870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87000">
                <text:p>3904870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65000">
                <text:p>3904650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14000">
                <text:p>3902140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39000">
                <text:p>3901390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94000">
                <text:p>3900940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069000">
                <text:p>3900690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58000">
                <text:p>3901580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53000">
                <text:p>3901530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51000">
                <text:p>3901510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30000">
                <text:p>3901300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165000">
                <text:p>3901650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88000">
                <text:p>3926880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63000">
                <text:p>3926630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33000">
                <text:p>3926330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49000">
                <text:p>3924490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449000">
                <text:p>3924490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93000">
                <text:p>3923930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68000">
                <text:p>3923680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0000">
                <text:p>3923700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74000">
                <text:p>3923740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20000">
                <text:p>3923200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9000">
                <text:p>3923090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6000">
                <text:p>3923060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7000">
                <text:p>3923070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301000">
                <text:p>3923010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9000">
                <text:p>3922990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9000">
                <text:p>3922990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8000">
                <text:p>3922980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98000">
                <text:p>3922980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9000">
                <text:p>3921790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79000">
                <text:p>3921790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2000">
                <text:p>3920320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031000">
                <text:p>3920310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47000">
                <text:p>3916470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4000">
                <text:p>3914840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82000">
                <text:p>3914820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54000">
                <text:p>3914540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374000">
                <text:p>3913740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00000">
                <text:p>3910000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03000">
                <text:p>3906030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02000">
                <text:p>3906020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80000">
                <text:p>3905800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09000">
                <text:p>3906090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4000">
                <text:p>3927640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65000">
                <text:p>3927650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79000">
                <text:p>3925790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77000">
                <text:p>3925770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73000">
                <text:p>3925730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64000">
                <text:p>3925640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557000">
                <text:p>3925570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6000">
                <text:p>3921960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88000">
                <text:p>3921880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90000">
                <text:p>3921900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14000">
                <text:p>3921140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104000">
                <text:p>3921040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6000">
                <text:p>3917960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96000">
                <text:p>3917960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76000">
                <text:p>3917760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702000">
                <text:p>3917020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6000">
                <text:p>3916960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96000">
                <text:p>3916960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6000">
                <text:p>3916860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686000">
                <text:p>3916860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8000">
                <text:p>3915780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9000">
                <text:p>3915790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577000">
                <text:p>3915770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197000">
                <text:p>3911970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9000">
                <text:p>3910490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9000">
                <text:p>3910490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048000">
                <text:p>3910480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74000">
                <text:p>3909740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83000">
                <text:p>3909830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25000">
                <text:p>3909250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14000">
                <text:p>3909140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08000">
                <text:p>3909080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07000">
                <text:p>3909070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41000">
                <text:p>3926410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30000">
                <text:p>3926300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6000">
                <text:p>3926060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604000">
                <text:p>3926040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37000">
                <text:p>3922370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1000">
                <text:p>3919910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3000">
                <text:p>3919930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3000">
                <text:p>3919930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2000">
                <text:p>3919920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91000">
                <text:p>3919910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13000">
                <text:p>3919130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91000">
                <text:p>3918910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1000">
                <text:p>3918210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9000">
                <text:p>3914990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497000">
                <text:p>3914970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49000">
                <text:p>3912490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43000">
                <text:p>3912430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36000">
                <text:p>3912360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48000">
                <text:p>3908480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840000">
                <text:p>3908400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35000">
                <text:p>3906350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30000">
                <text:p>3906300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22000">
                <text:p>3906220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18000">
                <text:p>3906180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83000">
                <text:p>3903830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12000">
                <text:p>3903120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02000">
                <text:p>3903020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303000">
                <text:p>3903030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80000">
                <text:p>3902800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260000">
                <text:p>3902600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773000">
                <text:p>3927730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27000">
                <text:p>3922270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8000">
                <text:p>3922080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2203000">
                <text:p>3922030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72000">
                <text:p>3919720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40000">
                <text:p>3919400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7000">
                <text:p>3919570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6000">
                <text:p>3919560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4000">
                <text:p>3919540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52000">
                <text:p>3919520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40000">
                <text:p>3919400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34000">
                <text:p>3919340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929000">
                <text:p>3919290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4000">
                <text:p>3918240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24000">
                <text:p>3918240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819000">
                <text:p>3918190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1293000">
                <text:p>3912930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933000">
                <text:p>3909330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609000">
                <text:p>3906090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98000">
                <text:p>3905980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90000">
                <text:p>3905900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70000">
                <text:p>3905700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09000">
                <text:p>3905090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04000">
                <text:p>3905040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10000">
                <text:p>3905100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09000">
                <text:p>3905090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509000">
                <text:p>3905090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53000">
                <text:p>3904530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40000">
                <text:p>3904400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59000">
                <text:p>3904590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62000">
                <text:p>3904620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92773000">
                <text:p>392773000</text:p>
              </table:table-cell>
              <table:table-cell office:value-type="float" office:value="390455000">
                <text:p>39045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